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0300002EDA00000DC89C9E3F4B.svm"/>
  <manifest:file-entry manifest:media-type="" manifest:full-path="Pictures/20000127000023D4000011EAF3155C46.svm"/>
  <manifest:file-entry manifest:media-type="" manifest:full-path="Pictures/2000006D00002EDA00000B0680A16CF1.svm"/>
  <manifest:file-entry manifest:media-type="" manifest:full-path="Pictures/2000003100001B9000001B903CCB2B5C.svm"/>
  <manifest:file-entry manifest:media-type="image/png" manifest:full-path="Pictures/100000000000005E0000005E7C5F6493.png"/>
  <manifest:file-entry manifest:media-type="" manifest:full-path="Pictures/200000A900002EDA00000DC82775E848.svm"/>
  <manifest:file-entry manifest:media-type="" manifest:full-path="Pictures/2000002500001B9000001B902B81AAB8.svm"/>
  <manifest:file-entry manifest:media-type="" manifest:full-path="Pictures/2000048D00002EDA00000DC8B38A91F4.svm"/>
  <manifest:file-entry manifest:media-type="" manifest:full-path="Pictures/200005C50000295700001B90E167B27C.svm"/>
  <manifest:file-entry manifest:media-type="" manifest:full-path="Pictures/200000F100001B9000000DC838901D4D.svm"/>
  <manifest:file-entry manifest:media-type="" manifest:full-path="Pictures/2000003D00001FB200001FB20636CC20.svm"/>
  <manifest:file-entry manifest:media-type="" manifest:full-path="Pictures/200000F4000018CE00001FB201BEFE2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statusbar/"/>
  <manifest:file-entry manifest:media-type="" manifest:full-path="Object 14/accelerato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 manifest:full-path="Object 14/images/Bitmaps/"/>
  <manifest:file-entry manifest:media-type="" manifest:full-path="Object 14/images/"/>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statusbar/"/>
  <manifest:file-entry manifest:media-type="" manifest:full-path="Object 15/accelerato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 manifest:full-path="Object 15/images/Bitmaps/"/>
  <manifest:file-entry manifest:media-type="" manifest:full-path="Object 15/images/"/>
  <manifest:file-entry manifest:media-type="text/xml" manifest:full-path="Object 15/settings.xml"/>
  <manifest:file-entry manifest:media-type="application/vnd.oasis.opendocument.formula" manifest:version="1.2" manifest:full-path="Object 15/"/>
  <manifest:file-entry manifest:media-type="" manifest:full-path="Object 16/statusbar/"/>
  <manifest:file-entry manifest:media-type="" manifest:full-path="Object 16/accelerato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 manifest:full-path="Object 16/images/Bitmaps/"/>
  <manifest:file-entry manifest:media-type="" manifest:full-path="Object 16/images/"/>
  <manifest:file-entry manifest:media-type="text/xml" manifest:full-path="Object 16/settings.xml"/>
  <manifest:file-entry manifest:media-type="application/vnd.oasis.opendocument.formula" manifest:version="1.2" manifest:full-path="Object 16/"/>
  <manifest:file-entry manifest:media-type="" manifest:full-path="Object 17/statusbar/"/>
  <manifest:file-entry manifest:media-type="" manifest:full-path="Object 17/accelerato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 manifest:full-path="Object 9/images/Bitmaps/"/>
  <manifest:file-entry manifest:media-type="" manifest:full-path="Object 9/images/"/>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Tahoma1" svg:font-family="Tahoma"/>
    <style:font-face style:name="DejaVu Sans Mono" svg:font-family="'DejaVu Sans Mono'" style:font-family-generic="modern" style:font-pitch="fixed"/>
    <style:font-face style:name="DejaVu Sans1"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use-window-font-color="true" style:text-position="0% 100%" style:font-name="DejaVu Sans1" fo:font-size="11pt" fo:language="sv" fo:country="SE"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2" style:family="paragraph" style:parent-style-name="Standard">
      <style:text-properties style:use-window-font-color="true" style:text-position="0% 100%" style:font-name="DejaVu Sans1" fo:font-size="11pt" fo:language="sv" fo:country="SE" fo:font-style="normal" fo:font-weight="normal" officeooo:paragraph-rsid="0006177a" style:font-name-asian="DejaVu Sans Mono" style:font-size-asian="11pt" style:font-style-asian="normal" style:font-weight-asian="normal" style:font-name-complex="DejaVu Sans Mono" style:font-size-complex="11pt" style:font-style-complex="normal" style:font-weight-complex="normal"/>
    </style:style>
    <style:style style:name="P3" style:family="paragraph" style:parent-style-name="Standard">
      <style:text-properties style:use-window-font-color="true" style:text-position="0% 100%" style:font-name="DejaVu Sans1" fo:font-size="12pt" fo:language="sv" fo:country="SE" fo:font-style="normal" fo:font-weight="normal" style:font-name-asian="DejaVu Sans Mono" style:font-size-asian="12pt" style:font-style-asian="normal" style:font-weight-asian="normal" style:font-name-complex="DejaVu Sans Mono" style:font-size-complex="12pt" style:font-style-complex="normal" style:font-weight-complex="normal"/>
    </style:style>
    <style:style style:name="P4" style:family="paragraph" style:parent-style-name="Standard">
      <style:paragraph-properties fo:break-before="page"/>
      <style:text-properties style:use-window-font-color="true" style:text-position="0% 100%" style:font-name="DejaVu Sans1" fo:font-size="12pt" fo:language="sv" fo:country="SE" fo:font-style="normal" fo:font-weight="normal" style:font-name-asian="DejaVu Sans Mono" style:font-size-asian="12pt" style:font-style-asian="normal" style:font-weight-asian="normal" style:font-name-complex="DejaVu Sans Mono" style:font-size-complex="12pt" style:font-style-complex="normal" style:font-weight-complex="normal"/>
    </style:style>
    <style:style style:name="P5" style:family="paragraph" style:parent-style-name="Standard">
      <style:text-properties style:use-window-font-color="true" style:text-position="0% 100%" style:font-name="DejaVu Sans1" fo:font-size="12pt" fo:language="sv" fo:country="SE" fo:font-style="normal" fo:font-weight="normal" style:font-name-asian="DejaVu Sans Mono" style:font-size-asian="12pt" style:font-style-asian="normal" style:font-weight-asian="normal" style:font-name-complex="DejaVu Sans Mono" style:font-size-complex="12pt" style:font-style-complex="normal" style:font-weight-complex="normal"/>
    </style:style>
    <style:style style:name="P6" style:family="paragraph" style:parent-style-name="Standard">
      <style:text-properties style:use-window-font-color="true" style:text-position="0% 100%" style:font-name="DejaVu Sans1" fo:font-size="12pt" fo:language="sv" fo:country="SE" fo:font-style="normal" fo:font-weight="normal" officeooo:rsid="0006f999" style:font-name-asian="DejaVu Sans Mono" style:font-size-asian="12pt" style:font-style-asian="normal" style:font-weight-asian="normal" style:font-name-complex="DejaVu Sans Mono" style:font-size-complex="12pt" style:font-style-complex="normal" style:font-weight-complex="normal"/>
    </style:style>
    <style:style style:name="P7" style:family="paragraph" style:parent-style-name="Standard">
      <style:text-properties style:use-window-font-color="true" style:text-position="0% 100%" style:font-name="DejaVu Sans1" fo:font-size="12pt" fo:language="sv" fo:country="SE" fo:font-style="normal" fo:font-weight="normal" officeooo:paragraph-rsid="0009a7aa" style:font-name-asian="DejaVu Sans Mono" style:font-size-asian="12pt" style:font-style-asian="normal" style:font-weight-asian="normal" style:font-name-complex="DejaVu Sans Mono" style:font-size-complex="12pt" style:font-style-complex="normal" style:font-weight-complex="normal"/>
    </style:style>
    <style:style style:name="P8" style:family="paragraph">
      <style:paragraph-properties fo:text-align="center"/>
    </style:style>
    <style:style style:name="T1" style:family="text">
      <style:text-properties style:text-position="super 58%"/>
    </style:style>
    <style:style style:name="T2" style:family="text">
      <style:text-properties style:text-position="sub 58%"/>
    </style:style>
    <style:style style:name="T3" style:family="text">
      <style:text-properties style:text-position="sub 58%" style:font-name-asian="DejaVu Sans Mono" style:font-name-complex="DejaVu Sans Mono"/>
    </style:style>
    <style:style style:name="T4" style:family="text">
      <style:text-properties style:text-position="sub 58%" officeooo:rsid="0006177a"/>
    </style:style>
    <style:style style:name="T5" style:family="text">
      <style:text-properties style:font-name-asian="DejaVu Sans Mono" style:font-name-complex="DejaVu Sans Mono"/>
    </style:style>
    <style:style style:name="T6" style:family="text">
      <style:text-properties officeooo:rsid="0006177a"/>
    </style:style>
    <style:style style:name="T7" style:family="text">
      <style:text-properties fo:color="#800000"/>
    </style:style>
    <style:style style:name="T8" style:family="text">
      <style:text-properties fo:color="#800000" officeooo:rsid="0006177a"/>
    </style:style>
    <style:style style:name="T9" style:family="text">
      <style:text-properties fo:color="#800000" style:text-position="sub 58%" officeooo:rsid="0006177a"/>
    </style:style>
    <style:style style:name="T10" style:family="text">
      <style:text-properties fo:color="#800000" officeooo:rsid="0006f9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run-through="background" style:wrap="run-through" style:number-wrapped-paragraphs="no-limit" style:vertical-pos="from-top" style:vertical-rel="page" style:horizontal-pos="from-left" style:horizontal-rel="page" fo:background-color="#ffffff" style:background-transparency="100%" style:shadow="none" draw:ole-draw-aspect="1">
        <style:background-image/>
      </style:graphic-properties>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gr1" style:family="graphic">
      <style:graphic-properties draw:fill="none" draw:fill-color="#00b8ff" draw:fill-hatch-name="Red_20_Crossed_20_0_20_Degrees" draw:fill-image-name="Aqua"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8" text:anchor-type="page" text:anchor-page-number="2" svg:x="1.3571in" svg:y="1.5374in" svg:width="1.0138in" svg:height="0.2217in" draw:z-index="37">
        <draw:object xlink:href="./Object 8" xlink:type="simple" xlink:show="embed" xlink:actuate="onLoad"/>
        <draw:image xlink:href="./ObjectReplacements/Object 8" xlink:type="simple" xlink:show="embed" xlink:actuate="onLoad"/>
      </draw:frame>
      <draw:frame draw:style-name="fr3" draw:name="Object36" text:anchor-type="page" text:anchor-page-number="2" svg:x="1.3571in" svg:y="1.6102in" svg:width="1.0138in" svg:height="0.2217in" draw:z-index="46">
        <draw:object xlink:href="./Object 36" xlink:type="simple" xlink:show="embed" xlink:actuate="onLoad"/>
        <draw:image xlink:href="./ObjectReplacements/Object 36" xlink:type="simple" xlink:show="embed" xlink:actuate="onLoad"/>
        <svg:desc>formula</svg:desc>
      </draw:frame>
      <text:p text:style-name="P1">ƒ(t) är Lipschitz-kontinuerlig på intervallet [t<text:span text:style-name="T2">1</text:span>; t<text:span text:style-name="T2">2</text:span>] om</text:p>
      <text:p text:style-name="P1"/>
      <text:p text:style-name="P1"><text:tab/><draw:frame draw:style-name="fr4" draw:name="Object1" text:anchor-type="as-char" svg:width="2.8709in" svg:height="0.2217in" draw:z-index="0"><draw:object xlink:href="./Object 1" xlink:type="simple" xlink:show="embed" xlink:actuate="onLoad"/><draw:image xlink:href="./ObjectReplacements/Object 1" xlink:type="simple" xlink:show="embed" xlink:actuate="onLoad"/></draw:frame></text:p>
      <text:p text:style-name="P1"/>
      <text:p text:style-name="P1"/>
      <text:p text:style-name="P1">Fundamentalsatsen:</text:p>
      <text:p text:style-name="P1"/>
      <text:p text:style-name="P1"><text:tab/>Om ƒ är Lipschitz-kontinuerlig [0; t] så är</text:p>
      <text:p text:style-name="P1"/>
      <text:p text:style-name="P1"><text:tab/><draw:frame draw:style-name="fr5" draw:name="Object2" text:anchor-type="as-char" svg:y="-0.3752in" svg:width="1.2862in" svg:height="0.6028in" draw:z-index="1"><draw:object xlink:href="./Object 2" xlink:type="simple" xlink:show="embed" xlink:actuate="onLoad"/><draw:image xlink:href="./ObjectReplacements/Object 2" xlink:type="simple" xlink:show="embed" xlink:actuate="onLoad"/></draw:frame>en lösning till differentialekvationen</text:p>
      <text:p text:style-name="P1"/>
      <text:p text:style-name="P1"><text:tab/><draw:frame draw:style-name="fr4" draw:name="Object3" text:anchor-type="as-char" svg:width="1.7882in" svg:height="0.4457in" draw:z-index="2"><draw:object xlink:href="./Object 3" xlink:type="simple" xlink:show="embed" xlink:actuate="onLoad"/><draw:image xlink:href="./ObjectReplacements/Object 3" xlink:type="simple" xlink:show="embed" xlink:actuate="onLoad"/></draw:frame></text:p>
      <text:p text:style-name="P1"/>
      <text:p text:style-name="P1"/>
      <text:p text:style-name="P1"><text:tab/><draw:frame draw:style-name="fr4" draw:name="Object4" text:anchor-type="as-char" svg:width="1.2862in" svg:height="0.6028in" draw:z-index="3"><draw:object xlink:href="./Object 4" xlink:type="simple" xlink:show="embed" xlink:actuate="onLoad"/><draw:image xlink:href="./ObjectReplacements/Object 4" xlink:type="simple" xlink:show="embed" xlink:actuate="onLoad"/></draw:frame><text:tab/><text:tab/>definieras genom tidsstegning</text:p>
      <text:p text:style-name="P1"/>
      <text:p text:style-name="P1"><text:tab/>u<text:span text:style-name="T1">n + 1</text:span> = u<text:span text:style-name="T1">n</text:span> + ƒ(t<text:span text:style-name="T2">n</text:span>) dt<text:tab/><text:tab/>(1)<text:tab/>med försvinnande litet tidssteg, dt</text:p>
      <text:p text:style-name="P1"/>
      <text:p text:style-name="P1"/>
      <text:p text:style-name="P1"/>
      <text:p text:style-name="P1"/>
      <text:p text:style-name="P1"/>
      <text:p text:style-name="P1"/>
      <text:p text:style-name="P1"><draw:frame draw:style-name="fr1" draw:name="graphics1" text:anchor-type="paragraph" svg:x="0.0055in" svg:y="0.1535in" svg:width="4.722in" svg:height="1.389in" draw:z-index="4"><draw:image xlink:href="Pictures/200000A900002EDA00000DC82775E848.svm"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Styckvis linjär interpolation</text:p>
      <text:p text:style-name="P1"><draw:frame draw:style-name="fr1" draw:name="graphics2" text:anchor-type="paragraph" svg:x="0.0055in" svg:y="0.1673in" svg:width="4.722in" svg:height="1.389in" draw:z-index="5"><draw:image xlink:href="Pictures/2000010300002EDA00000DC89C9E3F4B.svm"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För [t<text:span text:style-name="T2">n</text:span>; t<text:span text:style-name="T2">n + 1</text:span>]:</text:p>
      <text:p text:style-name="P1"/>
      <text:p text:style-name="P2"><text:tab/><draw:frame draw:style-name="fr4" draw:name="Object5" text:anchor-type="as-char" svg:width="2.2071in" svg:height="0.439in" draw:z-index="47"><draw:object xlink:href="./Object 5" xlink:type="simple" xlink:show="embed" xlink:actuate="onLoad"/><draw:image xlink:href="./ObjectReplacements/Object 5" xlink:type="simple" xlink:show="embed" xlink:actuate="onLoad"/></draw:frame></text:p>
      <text:p text:style-name="P4">Residual:</text:p>
      <text:p text:style-name="P3"/>
      <text:p text:style-name="P3"><text:tab/><draw:frame draw:style-name="fr4" draw:name="Object6" text:anchor-type="as-char" svg:width="1.0681in" svg:height="0.198in" draw:z-index="6"><draw:object xlink:href="./Object 6" xlink:type="simple" xlink:show="embed" xlink:actuate="onLoad"/><draw:image xlink:href="./ObjectReplacements/Object 6" xlink:type="simple" xlink:show="embed" xlink:actuate="onLoad"/></draw:frame><text:tab/>för exakt lösning</text:p>
      <text:p text:style-name="P3"/>
      <text:p text:style-name="P3"><text:tab/><text:span text:style-name="T5"><draw:frame draw:style-name="fr4" draw:name="Object7" text:anchor-type="as-char" svg:width="1.1571in" svg:height="0.2217in" draw:z-index="7"><draw:object xlink:href="./Object 7" xlink:type="simple" xlink:show="embed" xlink:actuate="onLoad"/><draw:image xlink:href="./ObjectReplacements/Object 7" xlink:type="simple" xlink:show="embed" xlink:actuate="onLoad"/><svg:desc>formula</svg:desc></draw:frame></text:span><text:span text:style-name="T5"><text:tab/></text:span><text:span text:style-name="T6">alltså inte strikt lika med noll (detta brukar skrivas ≠ 0)</text:span></text:p>
      <text:p text:style-name="P3"/>
      <text:p text:style-name="P3"/>
      <text:p text:style-name="P3"><text:span text:style-name="T5"><text:tab/>För [t</text:span><text:span text:style-name="T3">n</text:span><text:span text:style-name="T5">; t</text:span><text:span text:style-name="T3">n </text:span><text:span text:style-name="T4">+ 1</text:span><text:span text:style-name="T5">]:</text:span></text:p>
      <text:p text:style-name="P3"/>
      <text:p text:style-name="P3"><text:span text:style-name="T5"><text:tab/><text:tab/></text:span><text:span text:style-name="T5"><draw:frame draw:style-name="fr4" draw:name="Object9" text:anchor-type="as-char" svg:width="4.952in" svg:height="0.4339in" draw:z-index="8"><draw:object xlink:href="./Object 9" xlink:type="simple" xlink:show="embed" xlink:actuate="onLoad"/><draw:image xlink:href="./ObjectReplacements/Object 9" xlink:type="simple" xlink:show="embed" xlink:actuate="onLoad"/></draw:frame></text:span></text:p>
      <text:p text:style-name="P3"/>
      <text:p text:style-name="P3"/>
      <text:p text:style-name="P3"/>
      <text:p text:style-name="P3"/>
      <text:p text:style-name="P3"/>
      <text:p text:style-name="P3"><text:span text:style-name="T5">Fourier:<text:tab/></text:span><text:span text:style-name="T5"><draw:frame draw:style-name="fr4" draw:name="Object10" text:anchor-type="as-char" svg:width="1.428in" svg:height="0.4602in" draw:z-index="9"><draw:object xlink:href="./Object 10" xlink:type="simple" xlink:show="embed" xlink:actuate="onLoad"/><draw:image xlink:href="./ObjectReplacements/Object 10" xlink:type="simple" xlink:show="embed" xlink:actuate="onLoad"/></draw:frame></text:span><text:span text:style-name="T5"><text:tab/><text:tab/>(Se modul 3 för SF1637)</text:span></text:p>
      <text:p text:style-name="P3"/>
      <text:p text:style-name="P3"/>
      <text:p text:style-name="P3"><text:span text:style-name="T5">Taylorserie:<text:tab/><text:tab/></text:span><text:span text:style-name="T5"><draw:frame draw:style-name="fr4" draw:name="Object11" text:anchor-type="as-char" svg:width="3.248in" svg:height="0.411in" draw:z-index="10"><draw:object xlink:href="./Object 11" xlink:type="simple" xlink:show="embed" xlink:actuate="onLoad"/><draw:image xlink:href="./ObjectReplacements/Object 11" xlink:type="simple" xlink:show="embed" xlink:actuate="onLoad"/></draw:frame></text:span></text:p>
      <text:p text:style-name="P3"><draw:frame draw:style-name="fr1" draw:name="graphics3" text:anchor-type="paragraph" svg:x="1.5681in" svg:y="0.198in" svg:width="4.722in" svg:height="1.111in" draw:z-index="11"><draw:image xlink:href="Pictures/2000006D00002EDA00000B0680A16CF1.svm" xlink:type="simple" xlink:show="embed" xlink:actuate="onLoad"/></draw:frame></text:p>
      <text:p text:style-name="P3"/>
      <text:p text:style-name="P3"/>
      <text:p text:style-name="P3"/>
      <text:p text:style-name="P3"/>
      <text:p text:style-name="P3"/>
      <text:p text:style-name="P3"/>
      <text:p text:style-name="P3"/>
      <text:p text:style-name="P3"><text:tab/><text:tab/><text:tab/>(Vi har kvar ½ trots att vi har ett “ordo”-värde,</text:p>
      <text:p text:style-name="P3"><text:tab/><text:tab/><text:tab/>eftersom vi vill beräkna ett felvärde.)</text:p>
      <text:p text:style-name="P3"/>
      <text:p text:style-name="P3"/>
      <text:p text:style-name="P3"/>
      <text:p text:style-name="P3"><text:span text:style-name="T5">π</text:span><text:span text:style-name="T3">1</text:span><text:span text:style-name="T5"> u(x</text:span><text:span text:style-name="T3">n</text:span><text:span text:style-name="T5">) = u</text:span><text:span text:style-name="T3">h</text:span><text:span text:style-name="T5">(x</text:span><text:span text:style-name="T3">n</text:span><text:span text:style-name="T5">) = u(x</text:span><text:span text:style-name="T3">n</text:span><text:span text:style-name="T5">)</text:span></text:p>
      <text:p text:style-name="P3"/>
      <text:p text:style-name="P3"><text:span text:style-name="T5">π</text:span><text:span text:style-name="T3">1</text:span><text:span text:style-name="T5"> betyder linjär interpolans.</text:span></text:p>
      <text:p text:style-name="P3"/>
      <text:p text:style-name="P3"/>
      <text:p text:style-name="P3"><draw:frame draw:style-name="fr2" draw:name="graphics4" text:anchor-type="paragraph" svg:width="4.722in" svg:height="1.389in" draw:z-index="12"><draw:image xlink:href="Pictures/2000048D00002EDA00000DC8B38A91F4.svm" xlink:type="simple" xlink:show="embed" xlink:actuate="onLoad"/></draw:frame></text:p>
      <text:p text:style-name="P3"/>
      <text:p text:style-name="P4"><draw:frame draw:style-name="fr4" draw:name="Object12" text:anchor-type="as-char" svg:width="3.4047in" svg:height="0.4646in" draw:z-index="13"><draw:object xlink:href="./Object 12" xlink:type="simple" xlink:show="embed" xlink:actuate="onLoad"/><draw:image xlink:href="./ObjectReplacements/Object 12" xlink:type="simple" xlink:show="embed" xlink:actuate="onLoad"/></draw:frame></text:p>
      <text:p text:style-name="P3"/>
      <text:p text:style-name="P3"><draw:frame draw:style-name="fr1" draw:name="graphics5" text:anchor-type="paragraph" svg:x="0.5402in" svg:y="0in" svg:width="3.611in" svg:height="1.8055in" draw:z-index="14"><draw:image xlink:href="Pictures/20000127000023D4000011EAF3155C46.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3-dimensionell interpolation<text:span text:style-name="T7"> </text:span>med hjälp av triangulering med polygonpyramider (läraren sa tetraedrar (en. tetrahedrons) trots att han hade en rektangelpyramid):</text:p>
      <text:p text:style-name="P3"><draw:frame draw:style-name="fr1" draw:name="graphics6" text:anchor-type="paragraph" svg:x="0.3528in" svg:y="0.1457in" svg:width="3.1945in" svg:height="3.1945in" draw:z-index="15"><draw:image xlink:href="Pictures/2000003D00001FB200001FB20636CC20.svm" xlink:type="simple" xlink:show="embed" xlink:actuate="onLoad"/></draw:frame><draw:frame draw:style-name="fr1" draw:name="graphics7" text:anchor-type="paragraph" svg:x="3.8457in" svg:y="0.139in" svg:width="2.5in" svg:height="3.1945in" draw:z-index="20"><draw:image xlink:href="Pictures/200000F4000018CE00001FB201BEFE2D.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graphics8" text:anchor-type="paragraph" svg:x="0.2693in" svg:y="0in" svg:width="2.778in" svg:height="1.389in" draw:z-index="16"><draw:image xlink:href="Pictures/200000F100001B9000000DC838901D4D.svm" xlink:type="simple" xlink:show="embed" xlink:actuate="onLoad"/></draw:frame><text:tab/><draw:frame draw:style-name="fr4" draw:name="Object13" text:anchor-type="as-char" svg:width="1.0283in" svg:height="0.4957in" draw:z-index="17"><draw:object xlink:href="./Object 13" xlink:type="simple" xlink:show="embed" xlink:actuate="onLoad"/><draw:image xlink:href="./ObjectReplacements/Object 13" xlink:type="simple" xlink:show="embed" xlink:actuate="onLoad"/></draw:frame></text:p>
      <text:p text:style-name="P3"/>
      <text:p text:style-name="P3"/>
      <text:p text:style-name="P3"/>
      <text:p text:style-name="P3"/>
      <text:p text:style-name="P3"/>
      <text:p text:style-name="P3"/>
      <text:p text:style-name="P3"/>
      <text:p text:style-name="P3">Antag att u(x) är två gånger deriverbar.</text:p>
      <text:p text:style-name="P3"/>
      <text:p text:style-name="P3">Uppskatta e<text:span text:style-name="T2">n</text:span> = u(x) − u<text:span text:style-name="T2">h</text:span>(x), <text:s/>x ∈ [0; n].</text:p>
      <text:p text:style-name="P4">1.<text:tab/>Subtrahera linjär funktion från u(x) så att u(0) = u(h) = 0 <text:s/>⇒ <text:s/>u<text:span text:style-name="T2">h</text:span> ≡ 0</text:p>
      <text:p text:style-name="P3"/>
      <text:p text:style-name="P3">2.<text:tab/>Antag att u(x) ≠ u<text:span text:style-name="T2">h</text:span>(x) för något x ∈ ]0; h[.</text:p>
      <text:p text:style-name="P3"/>
      <text:p text:style-name="P3"><text:tab/>u(x) är maximal då x = ξ ∈ ]0; h[ <text:s/>⇒ <text:s/>u'(ξ) = 0</text:p>
      <text:p text:style-name="P3"/>
      <text:p text:style-name="P3"/>
      <text:p text:style-name="P3"><text:tab/><draw:frame draw:style-name="fr5" draw:name="Object14" text:anchor-type="as-char" svg:y="-0.3193in" svg:width="5.2409in" svg:height="0.398in" draw:z-index="18"><draw:object xlink:href="./Object 14" xlink:type="simple" xlink:show="embed" xlink:actuate="onLoad"/><draw:image xlink:href="./ObjectReplacements/Object 14" xlink:type="simple" xlink:show="embed" xlink:actuate="onLoad"/></draw:frame></text:p>
      <text:p text:style-name="P3"/>
      <text:p text:style-name="P3"><text:tab/><draw:frame draw:style-name="fr4" draw:name="Object15" text:anchor-type="as-char" svg:width="5.4681in" svg:height="0.6016in" draw:z-index="19"><draw:object xlink:href="./Object 15" xlink:type="simple" xlink:show="embed" xlink:actuate="onLoad"/><draw:image xlink:href="./ObjectReplacements/Object 15" xlink:type="simple" xlink:show="embed" xlink:actuate="onLoad"/></draw:frame></text:p>
      <text:p text:style-name="P3"/>
      <text:p text:style-name="P3"/>
      <text:p text:style-name="P3"/>
      <text:p text:style-name="P3">Kvadratur <text:s text:c="2"/>: <text:s text:c="2"/>Riemannsumma</text:p>
      <text:p text:style-name="P3"/>
      <text:p text:style-name="P3"><draw:frame draw:style-name="fr1" draw:name="graphics9" text:anchor-type="paragraph" svg:x="0.1898in" svg:y="0in" svg:width="4.1665in" svg:height="2.778in" draw:z-index="21"><draw:image xlink:href="Pictures/200005C50000295700001B90E167B27C.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ƒ<text:span text:style-name="T2">h</text:span> är en styckvis linjärt interpolant; ƒ<text:span text:style-name="T2">h</text:span>(t<text:span text:style-name="T2">i</text:span>) = ƒ(t<text:span text:style-name="T2">i</text:span>), i ∈ ℤ<text:span text:style-name="T2">0..N</text:span></text:p>
      <text:p text:style-name="P3"/>
      <text:p text:style-name="P3"/>
      <text:p text:style-name="P3">Kvadraturfel</text:p>
      <text:p text:style-name="P3"/>
      <text:p text:style-name="P3"><text:tab/><draw:frame draw:style-name="fr4" draw:name="Object16" text:anchor-type="as-char" svg:width="2.6016in" svg:height="0.6028in" draw:z-index="22"><draw:object xlink:href="./Object 16" xlink:type="simple" xlink:show="embed" xlink:actuate="onLoad"/><draw:image xlink:href="./ObjectReplacements/Object 16" xlink:type="simple" xlink:show="embed" xlink:actuate="onLoad"/></draw:frame></text:p>
      <text:p text:style-name="P3"/>
      <text:p text:style-name="P3"><text:tab/>k utan exponent betyder att konvergensordningen är 1.</text:p>
      <text:p text:style-name="P3"/>
      <text:p text:style-name="P3"/>
      <text:p text:style-name="P3"><draw:frame draw:style-name="fr4" draw:name="Object17" text:anchor-type="as-char" svg:width="4.2417in" svg:height="0.6028in" draw:z-index="23"><draw:object xlink:href="./Object 17" xlink:type="simple" xlink:show="embed" xlink:actuate="onLoad"/><draw:image xlink:href="./ObjectReplacements/Object 17" xlink:type="simple" xlink:show="embed" xlink:actuate="onLoad"/></draw:frame></text:p>
      <text:p text:style-name="P4">Kvadraturregler kan bygga på exakt integraton av en interpolant.</text:p>
      <text:p text:style-name="P3"/>
      <text:p text:style-name="P3">Kvadraturfel:</text:p>
      <text:p text:style-name="P3"/>
      <text:p text:style-name="P3"><text:tab/><draw:frame draw:style-name="fr4" draw:name="Object18" text:anchor-type="as-char" svg:width="5.2744in" svg:height="0.6028in" draw:z-index="24"><draw:object xlink:href="./Object 18" xlink:type="simple" xlink:show="embed" xlink:actuate="onLoad"/><draw:image xlink:href="./ObjectReplacements/Object 18" xlink:type="simple" xlink:show="embed" xlink:actuate="onLoad"/></draw:frame></text:p>
      <text:p text:style-name="P3"/>
      <text:p text:style-name="P3"><text:tab/><draw:frame draw:style-name="fr4" draw:name="Object19" text:anchor-type="as-char" svg:width="2.7882in" svg:height="0.6035in" draw:z-index="25"><draw:object xlink:href="./Object 19" xlink:type="simple" xlink:show="embed" xlink:actuate="onLoad"/><draw:image xlink:href="./ObjectReplacements/Object 19" xlink:type="simple" xlink:show="embed" xlink:actuate="onLoad"/><svg:desc>formula</svg:desc></draw:frame></text:p>
      <text:p text:style-name="P3"/>
      <text:p text:style-name="P3"/>
      <text:p text:style-name="P3"/>
      <text:p text:style-name="P3"/>
      <text:p text:style-name="P3">Trapetsregeln (en. Trapezoidal/Trapezoid/Trapezium rule):</text:p>
      <text:p text:style-name="P6"/>
      <text:p text:style-name="P3"><draw:frame draw:style-name="fr1" draw:name="graphics10" text:anchor-type="paragraph" svg:x="0.2693in" svg:y="0in" svg:width="2.778in" svg:height="2.778in" draw:z-index="26"><draw:image xlink:href="Pictures/2000002500001B9000001B902B81AAB8.svm" xlink:type="simple" xlink:show="embed" xlink:actuate="onLoad"/></draw:frame><text:tab/>Summering av trapetser.</text:p>
      <text:p text:style-name="P3"/>
      <text:p text:style-name="P3"/>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Mittpunktsregeln (en. Midpoint rule):</text:p>
      <text:p text:style-name="P3"><draw:frame draw:style-name="fr1" draw:name="graphics12" text:anchor-type="paragraph" svg:x="0.2693in" svg:y="0.128in" svg:width="2.778in" svg:height="2.778in" draw:z-index="28"><draw:image xlink:href="Pictures/2000003100001B9000001B903CCB2B5C.svm" xlink:type="simple" xlink:show="embed" xlink:actuate="onLoad"/></draw:frame></text:p>
      <text:p text:style-name="P3"><text:tab/><draw:frame draw:style-name="fr4" draw:name="Object20" text:anchor-type="as-char" svg:width="2.028in" svg:height="0.6035in" draw:z-index="27"><draw:object xlink:href="./Object 20" xlink:type="simple" xlink:show="embed" xlink:actuate="onLoad"/><draw:image xlink:href="./ObjectReplacements/Object 20" xlink:type="simple" xlink:show="embed" xlink:actuate="onLoad"/></draw:frame></text:p>
      <text:p text:style-name="P3"/>
      <text:p text:style-name="P3"/>
      <text:p text:style-name="P3"/>
      <text:p text:style-name="P3"><text:tab/>Samma konvergensordning</text:p>
      <text:p text:style-name="P3"><text:tab/>som trapetsregeln</text:p>
      <text:p text:style-name="P3"/>
      <text:p text:style-name="P3"/>
      <text:p text:style-name="P3"/>
      <text:p text:style-name="P3"/>
      <text:p text:style-name="P7"/>
      <text:p text:style-name="P7"/>
      <text:p text:style-name="P7"/>
      <text:p text:style-name="P7"/>
      <text:p text:style-name="P3"/>
      <text:p text:style-name="P3"><text:soft-page-break/>L<text:span text:style-name="T2">2</text:span>-projektion</text:p>
      <text:p text:style-name="P3">Definition:<text:tab/><text:tab/><text:tab/><text:tab/><text:tab/><text:tab/><text:tab/><text:tab/><text:tab/><draw:frame draw:style-name="fr5" draw:name="Object21" text:anchor-type="as-char" svg:y="-0.422in" svg:width="1.3819in" svg:height="0.4602in" draw:z-index="29"><draw:object xlink:href="./Object 21" xlink:type="simple" xlink:show="embed" xlink:actuate="onLoad"/><draw:image xlink:href="./ObjectReplacements/Object 21" xlink:type="simple" xlink:show="embed" xlink:actuate="onLoad"/></draw:frame></text:p>
      <text:p text:style-name="P3"/>
      <text:p text:style-name="P3"><text:tab/>L<text:span text:style-name="T2">2</text:span>-projektionen, ℙu (eller Pu), av u på intervallet [0; h] som (i detta</text:p>
      <text:p text:style-name="P3"><text:tab/>exempel) styckvis konstant så att</text:p>
      <text:p text:style-name="P3"/>
      <text:p text:style-name="P3"><text:tab/><text:tab/><draw:frame draw:style-name="fr4" draw:name="Object22" text:anchor-type="as-char" svg:width="1.7161in" svg:height="0.6028in" draw:z-index="30"><draw:object xlink:href="./Object 22" xlink:type="simple" xlink:show="embed" xlink:actuate="onLoad"/><draw:image xlink:href="./ObjectReplacements/Object 22" xlink:type="simple" xlink:show="embed" xlink:actuate="onLoad"/></draw:frame></text:p>
      <text:p text:style-name="P3"/>
      <text:p text:style-name="P3"><text:tab/>för alla konstanta funktioner, v, på intervallet [0; h].</text:p>
      <text:p text:style-name="P3"/>
      <text:p text:style-name="P3"/>
      <text:p text:style-name="P3"><text:tab/><draw:frame draw:style-name="fr4" draw:name="Object23" text:anchor-type="as-char" svg:width="2.1957in" svg:height="0.6626in" draw:z-index="31"><draw:object xlink:href="./Object 23" xlink:type="simple" xlink:show="embed" xlink:actuate="onLoad"/><draw:image xlink:href="./ObjectReplacements/Object 23" xlink:type="simple" xlink:show="embed" xlink:actuate="onLoad"/></draw:frame></text:p>
      <text:p text:style-name="P3"/>
      <text:p text:style-name="P3"><text:tab/><text:tab/>⇕</text:p>
      <text:p text:style-name="P3"/>
      <text:p text:style-name="P3"><text:tab/><draw:frame draw:style-name="fr4" draw:name="Object24" text:anchor-type="as-char" svg:width="1.8909in" svg:height="0.6634in" draw:z-index="32"><draw:object xlink:href="./Object 24" xlink:type="simple" xlink:show="embed" xlink:actuate="onLoad"/><draw:image xlink:href="./ObjectReplacements/Object 24" xlink:type="simple" xlink:show="embed" xlink:actuate="onLoad"/><svg:desc>formula</svg:desc></draw:frame></text:p>
      <text:p text:style-name="P3"/>
      <text:p text:style-name="P3"><text:tab/><text:tab/>⇕</text:p>
      <text:p text:style-name="P3"/>
      <text:p text:style-name="P3"><text:tab/><draw:frame draw:style-name="fr4" draw:name="Object25" text:anchor-type="as-char" svg:width="1.6693in" svg:height="0.6035in" draw:z-index="33"><draw:object xlink:href="./Object 25" xlink:type="simple" xlink:show="embed" xlink:actuate="onLoad"/><draw:image xlink:href="./ObjectReplacements/Object 25" xlink:type="simple" xlink:show="embed" xlink:actuate="onLoad"/><svg:desc>formula</svg:desc></draw:frame></text:p>
      <text:p text:style-name="P3"/>
      <text:p text:style-name="P3"><text:tab/><text:tab/>⇕</text:p>
      <text:p text:style-name="P3"/>
      <text:p text:style-name="P3"><text:tab/><draw:frame draw:style-name="fr4" draw:name="Object26" text:anchor-type="as-char" svg:width="1.4016in" svg:height="0.6035in" draw:z-index="34"><draw:object xlink:href="./Object 26" xlink:type="simple" xlink:show="embed" xlink:actuate="onLoad"/><draw:image xlink:href="./ObjectReplacements/Object 26" xlink:type="simple" xlink:show="embed" xlink:actuate="onLoad"/><svg:desc>formula</svg:desc></draw:frame></text:p>
      <text:p text:style-name="P3"/>
      <text:p text:style-name="P3"><draw:custom-shape text:anchor-type="paragraph" draw:z-index="36" draw:style-name="gr1" draw:text-style-name="P8" svg:width="2.9898in" svg:height="1.9689in" svg:x="3.372in" svg:y="0.0264in"><text:p/><draw:enhanced-geometry svg:viewBox="0 0 21600 21600" draw:mirror-horizontal="false" draw:mirror-vertical="false" draw:text-areas="3000 3320 17110 17330" draw:type="cloud-callout" draw:modifiers="-6079.70274036229 22232.15796897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P3"><text:tab/>Medelvärdet av u på [0; h]</text:p>
      <text:p text:style-name="P3"><text:tab/><text:tab/><text:tab/><text:tab/><text:tab/><text:tab/><text:tab/><text:tab/> <text:s text:c="5"/>Linjär algebra</text:p>
      <text:p text:style-name="P3"/>
      <text:p text:style-name="P3"><text:tab/><text:tab/><text:tab/><text:tab/><text:tab/><text:tab/><text:tab/><text:tab/><draw:frame draw:style-name="fr4" draw:name="Object28" text:anchor-type="as-char" svg:width="0.902in" svg:height="0.2209in" draw:z-index="38"><draw:object xlink:href="./Object 28" xlink:type="simple" xlink:show="embed" xlink:actuate="onLoad"/><draw:image xlink:href="./ObjectReplacements/Object 28" xlink:type="simple" xlink:show="embed" xlink:actuate="onLoad"/></draw:frame></text:p>
      <text:p text:style-name="P3"/>
      <text:p text:style-name="P3"><text:tab/><text:tab/><text:tab/><text:tab/><text:tab/><text:tab/><text:tab/><text:tab/><draw:frame draw:style-name="fr4" draw:name="Object29" text:anchor-type="as-char" svg:width="1.1854in" svg:height="0.2602in" draw:z-index="45"><draw:object xlink:href="./Object 29" xlink:type="simple" xlink:show="embed" xlink:actuate="onLoad"/><draw:image xlink:href="./ObjectReplacements/Object 29" xlink:type="simple" xlink:show="embed" xlink:actuate="onLoad"/></draw:frame></text:p>
      <text:p text:style-name="P3">L<text:span text:style-name="T2">2</text:span>-norm:</text:p>
      <text:p text:style-name="P3"/>
      <text:p text:style-name="P3"><text:tab/><draw:frame draw:style-name="fr4" draw:name="Object27" text:anchor-type="as-char" svg:width="1.6799in" svg:height="0.6839in" draw:z-index="35"><draw:object xlink:href="./Object 27" xlink:type="simple" xlink:show="embed" xlink:actuate="onLoad"/><draw:image xlink:href="./ObjectReplacements/Object 27" xlink:type="simple" xlink:show="embed" xlink:actuate="onLoad"/></draw:frame></text:p>
      <text:p text:style-name="P4"><draw:frame draw:style-name="fr4" draw:name="Object30" text:anchor-type="as-char" svg:width="4.3693in" svg:height="0.6028in" draw:z-index="39"><draw:object xlink:href="./Object 30" xlink:type="simple" xlink:show="embed" xlink:actuate="onLoad"/><draw:image xlink:href="./ObjectReplacements/Object 30" xlink:type="simple" xlink:show="embed" xlink:actuate="onLoad"/></draw:frame></text:p>
      <text:p text:style-name="P3"/>
      <text:p text:style-name="P3"><draw:frame draw:style-name="fr4" draw:name="Object31" text:anchor-type="as-char" svg:width="4.3866in" svg:height="0.8008in" draw:z-index="40"><draw:object xlink:href="./Object 31" xlink:type="simple" xlink:show="embed" xlink:actuate="onLoad"/><draw:image xlink:href="./ObjectReplacements/Object 31" xlink:type="simple" xlink:show="embed" xlink:actuate="onLoad"/><svg:desc>formula</svg:desc></draw:frame></text:p>
      <text:p text:style-name="P3"/>
      <text:p text:style-name="P3"><draw:frame draw:style-name="fr4" draw:name="Object32" text:anchor-type="as-char" svg:width="3.9425in" svg:height="0.6736in" draw:z-index="41"><draw:object xlink:href="./Object 32" xlink:type="simple" xlink:show="embed" xlink:actuate="onLoad"/><draw:image xlink:href="./ObjectReplacements/Object 32" xlink:type="simple" xlink:show="embed" xlink:actuate="onLoad"/><svg:desc>formula</svg:desc></draw:frame></text:p>
      <text:p text:style-name="P3"/>
      <text:p text:style-name="P3"><draw:frame draw:style-name="fr4" draw:name="Object33" text:anchor-type="as-char" svg:width="3.3984in" svg:height="0.6846in" draw:z-index="42"><draw:object xlink:href="./Object 33" xlink:type="simple" xlink:show="embed" xlink:actuate="onLoad"/><draw:image xlink:href="./ObjectReplacements/Object 33" xlink:type="simple" xlink:show="embed" xlink:actuate="onLoad"/><svg:desc>formula</svg:desc></draw:frame></text:p>
      <text:p text:style-name="P3"/>
      <text:p text:style-name="P3"><draw:frame draw:style-name="fr4" draw:name="Object34" text:anchor-type="as-char" svg:width="1.5819in" svg:height="0.1984in" draw:z-index="43"><draw:object xlink:href="./Object 34" xlink:type="simple" xlink:show="embed" xlink:actuate="onLoad"/><draw:image xlink:href="./ObjectReplacements/Object 34" xlink:type="simple" xlink:show="embed" xlink:actuate="onLoad"/><svg:desc>formula</svg:desc></draw:frame></text:p>
      <text:p text:style-name="P3"/>
      <text:p text:style-name="P3"><draw:frame draw:style-name="fr4" draw:name="Object35" text:anchor-type="as-char" svg:width="1.852in" svg:height="0.1984in" draw:z-index="44"><draw:object xlink:href="./Object 35" xlink:type="simple" xlink:show="embed" xlink:actuate="onLoad"/><draw:image xlink:href="./ObjectReplacements/Object 35" xlink:type="simple" xlink:show="embed" xlink:actuate="onLoad"/><svg:desc>formula</svg:desc></draw:fram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Tahoma1" svg:font-family="Tahoma"/>
    <style:font-face style:name="DejaVu Sans Mono" svg:font-family="'DejaVu Sans Mono'" style:font-family-generic="modern" style:font-pitch="fixed"/>
    <style:font-face style:name="DejaVu Sans1"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hatch draw:name="Red_20_Crossed_20_0_20_Degrees" draw:display-name="Red Crossed 0 Degrees" draw:style="double" draw:color="#800000" draw:distance="0.0299in" draw:rotation="900"/>
    <draw:fill-image draw:name="Aqua" xlink:href="Pictures/100000000000005E0000005E7C5F6493.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DejaVu Sans"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6H29M30S</meta:editing-duration>
    <meta:editing-cycles>64</meta:editing-cycles>
    <meta:generator>OpenOffice.org/3.2$Linux OpenOffice.org_project/320m19$Build-9505</meta:generator>
    <dc:date>2010-12-16T13:13:13</dc:date>
    <dc:creator>Mattias </dc:creator>
    <meta:document-statistic meta:table-count="0" meta:image-count="11" meta:object-count="36" meta:page-count="7" meta:paragraph-count="74" meta:word-count="271" meta:character-count="1745"/>
    <meta:user-defined meta:name="Info 1"/>
    <meta:user-defined meta:name="Info 2"/>
    <meta:user-defined meta:name="Info 3"/>
    <meta:user-defined meta:name="Info 4"/>
  </office:meta>
</office:document-meta>
</file>

<file path=Object 1/content.xml><?xml version="1.0" encoding="utf-8"?>
<math xmlns="http://www.w3.org/1998/Math/MathML">
  <semantics>
    <mrow>
      <mrow>
        <mfenced open="∣" close="∣">
          <mrow>
            <mi mathvariant="normal">ƒ</mi>
            <mrow>
              <mrow>
                <mo stretchy="false">(</mo>
                <mi mathvariant="normal">s</mi>
                <mo stretchy="false">)</mo>
              </mrow>
              <mi mathvariant="normal">−</mi>
              <mi mathvariant="normal">ƒ</mi>
            </mrow>
            <mrow>
              <mo stretchy="false">(</mo>
              <mi mathvariant="normal">t</mi>
              <mo stretchy="false">)</mo>
            </mrow>
          </mrow>
        </mfenced>
        <mi mathvariant="normal">≤</mi>
        <mi mathvariant="normal">L</mi>
      </mrow>
      <mfenced open="∣" close="∣">
        <mrow>
          <mi mathvariant="normal">s</mi>
          <mi mathvariant="normal">−</mi>
          <mi mathvariant="normal">t</mi>
        </mrow>
      </mfenced>
      <mi/>
      <mi mathvariant="normal">∀</mi>
      <mi/>
      <mi mathvariant="normal">s</mi>
      <mi mathvariant="normal">,</mi>
      <mi/>
      <mi mathvariant="normal">t</mi>
      <mrow>
        <mi/>
        <mi mathvariant="normal">∈</mi>
        <mi/>
      </mrow>
      <mrow>
        <mi stretchy="false" mathvariant="normal">[</mi>
        <mrow>
          <msub>
            <mi mathvariant="normal">t</mi>
            <mn>1</mn>
          </msub>
          <mi mathvariant="normal">;</mi>
          <mi/>
          <msub>
            <mi mathvariant="normal">t</mi>
            <mn>2</mn>
          </msub>
        </mrow>
        <mi stretchy="false" mathvariant="normal">]</mi>
      </mrow>
    </mrow>
    <annotation encoding="StarMath 5.0">abs{ƒ(s) - ƒ(t)} &lt;= L abs {s - t} ~ forall ~ s,`t ``in`` [t_1; `t_2]</annotation>
  </semantics>
</math>
</file>

<file path=Object 10/content.xml><?xml version="1.0" encoding="utf-8"?>
<math xmlns="http://www.w3.org/1998/Math/MathML">
  <semantics>
    <mrow>
      <mi mathvariant="normal">u</mi>
      <mrow>
        <mo stretchy="false">(</mo>
        <mi mathvariant="normal">t</mi>
        <mo stretchy="false">)</mo>
      </mrow>
      <mi mathvariant="normal">≈</mi>
      <mrow>
        <munderover>
          <mi mathvariant="normal">∑</mi>
          <mrow>
            <mi mathvariant="normal">m</mi>
            <mi mathvariant="normal">=</mi>
            <mrow>
              <mi mathvariant="normal">−</mi>
              <mi mathvariant="normal">N</mi>
            </mrow>
          </mrow>
          <mi mathvariant="normal">N</mi>
        </munderover>
        <msub>
          <mi mathvariant="normal">u</mi>
          <mi mathvariant="normal">m</mi>
        </msub>
      </mrow>
      <msup>
        <mi mathvariant="normal">e</mi>
        <mi>imx</mi>
      </msup>
    </mrow>
    <annotation encoding="StarMath 5.0">u(t) ≈ sum from {m = -N} to N u_m e^{imx}</annotation>
  </semantics>
</math>
</file>

<file path=Object 11/content.xml><?xml version="1.0" encoding="utf-8"?>
<math xmlns="http://www.w3.org/1998/Math/MathML">
  <semantics>
    <mrow>
      <mi mathvariant="normal">u</mi>
      <mrow>
        <mo stretchy="false">(</mo>
        <mi mathvariant="normal">x</mi>
        <mo stretchy="false">)</mo>
      </mrow>
      <mi mathvariant="normal">≈</mi>
      <mi mathvariant="normal">u</mi>
      <mrow>
        <mrow>
          <mo stretchy="false">(</mo>
          <mover accent="true">
            <mi mathvariant="normal">u</mi>
            <mo stretchy="false">ˉ</mo>
          </mover>
          <mo stretchy="false">)</mo>
        </mrow>
        <mo stretchy="false">+</mo>
        <mi mathvariant="normal">u</mi>
      </mrow>
      <mi mathvariant="normal">'</mi>
      <mrow>
        <mo stretchy="false">(</mo>
        <mover accent="true">
          <mi mathvariant="normal">x</mi>
          <mo stretchy="false">ˉ</mo>
        </mover>
        <mo stretchy="false">)</mo>
      </mrow>
      <mrow>
        <mrow>
          <mo stretchy="false">(</mo>
          <mrow>
            <mi mathvariant="normal">x</mi>
            <mi mathvariant="normal">−</mi>
            <mover accent="true">
              <mi mathvariant="normal">x</mi>
              <mo stretchy="false">ˉ</mo>
            </mover>
          </mrow>
          <mo stretchy="false">)</mo>
        </mrow>
        <mo stretchy="false">+</mo>
        <mfrac>
          <mn>1</mn>
          <mn>2</mn>
        </mfrac>
      </mrow>
      <mi mathvariant="normal">u</mi>
      <mi mathvariant="normal">'</mi>
      <mi mathvariant="normal">'</mi>
      <mrow>
        <mo stretchy="false">(</mo>
        <mi mathvariant="normal">ξ</mi>
        <mo stretchy="false">)</mo>
      </mrow>
      <msup>
        <mrow>
          <mo stretchy="false">(</mo>
          <mrow>
            <mi mathvariant="normal">x</mi>
            <mi mathvariant="normal">−</mi>
            <mover accent="true">
              <mi mathvariant="normal">x</mi>
              <mo stretchy="false">ˉ</mo>
            </mover>
          </mrow>
          <mo stretchy="false">)</mo>
        </mrow>
        <mn>2</mn>
      </msup>
    </mrow>
    <annotation encoding="StarMath 5.0">u(x) ≈ u(bar u) + u'(bar x)(x - bar x) + {1 over 2} u''(ξ)(x - bar x)^2</annotation>
  </semantics>
</math>
</file>

<file path=Object 12/content.xml><?xml version="1.0" encoding="utf-8"?>
<math xmlns="http://www.w3.org/1998/Math/MathML">
  <semantics>
    <mrow>
      <msub>
        <mi mathvariant="normal">u</mi>
        <mi mathvariant="normal">h</mi>
      </msub>
      <mrow>
        <mrow>
          <mo stretchy="false">(</mo>
          <mi mathvariant="normal">x</mi>
          <mo stretchy="false">)</mo>
        </mrow>
        <mi mathvariant="normal">=</mi>
        <mrow>
          <munderover>
            <mi mathvariant="normal">∑</mi>
            <mrow>
              <mi mathvariant="normal">j</mi>
              <mi mathvariant="normal">=</mi>
              <mn>0</mn>
            </mrow>
            <mi mathvariant="normal">N</mi>
          </munderover>
          <mi mathvariant="normal">u</mi>
        </mrow>
      </mrow>
      <mrow>
        <mo stretchy="false">(</mo>
        <msub>
          <mi mathvariant="normal">x</mi>
          <mi mathvariant="normal">j</mi>
        </msub>
        <mo stretchy="false">)</mo>
      </mrow>
      <msub>
        <mi mathvariant="normal">φ</mi>
        <mi mathvariant="normal">j</mi>
      </msub>
      <mrow>
        <mo stretchy="false">(</mo>
        <mi mathvariant="normal">x</mi>
        <mo stretchy="false">)</mo>
      </mrow>
      <mi mathvariant="normal">,</mi>
      <mi/>
      <msub>
        <mi mathvariant="normal">φ</mi>
        <mi mathvariant="normal">j</mi>
      </msub>
      <mrow>
        <mrow>
          <mo stretchy="false">(</mo>
          <msub>
            <mi mathvariant="normal">x</mi>
            <mi mathvariant="normal">k</mi>
          </msub>
          <mo stretchy="false">)</mo>
        </mrow>
        <mi mathvariant="normal">=</mi>
        <mrow>
          <mi stretchy="true" mathvariant="normal">{</mi>
          <mtable>
            <mtr>
              <mtd>
                <mrow>
                  <mn>1,</mn>
                  <mi/>
                </mrow>
              </mtd>
              <mtd>
                <mrow>
                  <mi mathvariant="normal">j</mi>
                  <mi mathvariant="normal">=</mi>
                  <mi mathvariant="normal">k</mi>
                </mrow>
              </mtd>
            </mtr>
            <mtr>
              <mtd>
                <mrow>
                  <mn>0,</mn>
                  <mi/>
                </mrow>
              </mtd>
              <mtd>
                <mrow>
                  <mi mathvariant="normal">j</mi>
                  <mi mathvariant="normal">≠</mi>
                  <mi mathvariant="normal">k</mi>
                </mrow>
              </mtd>
            </mtr>
          </mtable>
        </mrow>
      </mrow>
    </mrow>
    <annotation encoding="StarMath 5.0">u_h (x) = sum from{j = 0} to N u(x_j)φ_j(x), ~~~~~ φ_j(x_k) = left lbrace matrix{1, ~ # j = k ## 0, ~ # j ≠ k} right none</annotation>
  </semantics>
</math>
</file>

<file path=Object 13/content.xml><?xml version="1.0" encoding="utf-8"?>
<math xmlns="http://www.w3.org/1998/Math/MathML">
  <semantics>
    <mrow>
      <mi stretchy="true" mathvariant="normal">{</mi>
      <mtable>
        <mtr>
          <mtd>
            <mrow>
              <msub>
                <mi mathvariant="normal">u</mi>
                <mi mathvariant="normal">h</mi>
              </msub>
              <mrow>
                <mrow>
                  <mo stretchy="false">(</mo>
                  <mn>0</mn>
                  <mo stretchy="false">)</mo>
                </mrow>
                <mi mathvariant="normal">=</mi>
                <mi mathvariant="normal">u</mi>
              </mrow>
              <mrow>
                <mo stretchy="false">(</mo>
                <mn>0</mn>
                <mo stretchy="false">)</mo>
              </mrow>
            </mrow>
          </mtd>
        </mtr>
        <mtr>
          <mtd>
            <mrow>
              <msub>
                <mi mathvariant="normal">u</mi>
                <mi mathvariant="normal">h</mi>
              </msub>
              <mrow>
                <mrow>
                  <mo stretchy="false">(</mo>
                  <mi mathvariant="normal">h</mi>
                  <mo stretchy="false">)</mo>
                </mrow>
                <mi mathvariant="normal">=</mi>
                <mi mathvariant="normal">u</mi>
              </mrow>
              <mrow>
                <mo stretchy="false">(</mo>
                <mi mathvariant="normal">h</mi>
                <mo stretchy="false">)</mo>
              </mrow>
            </mrow>
          </mtd>
        </mtr>
      </mtable>
    </mrow>
    <annotation encoding="StarMath 5.0">left lbrace stack{alignl{u_h (0) = u(0)} # alignl{u_h (h) = u(h)}} right none</annotation>
  </semantics>
</math>
</file>

<file path=Object 14/content.xml><?xml version="1.0" encoding="utf-8"?>
<math xmlns="http://www.w3.org/1998/Math/MathML">
  <semantics>
    <mrow>
      <mrow>
        <mfenced open="∣" close="∣">
          <mrow>
            <mi mathvariant="normal">u</mi>
            <mrow>
              <mrow>
                <mo stretchy="false">(</mo>
                <mi mathvariant="normal">x</mi>
                <mo stretchy="false">)</mo>
              </mrow>
              <mi mathvariant="normal">−</mi>
              <msub>
                <mi mathvariant="normal">u</mi>
                <mi mathvariant="normal">h</mi>
              </msub>
            </mrow>
            <mrow>
              <mo stretchy="false">(</mo>
              <mi mathvariant="normal">x</mi>
              <mo stretchy="false">)</mo>
            </mrow>
          </mrow>
        </mfenced>
        <mo stretchy="false">≤</mo>
        <munder>
          <mtext>max</mtext>
          <mrow>
            <mi mathvariant="normal">x</mi>
            <mrow>
              <mi/>
              <mi mathvariant="normal">∈</mi>
              <mi/>
            </mrow>
            <mtext>]</mtext>
            <mn>0</mn>
            <mi mathvariant="normal">;</mi>
            <mi/>
            <mi mathvariant="normal">h</mi>
            <mtext>[</mtext>
          </mrow>
        </munder>
      </mrow>
      <mrow>
        <mfenced open="∣" close="∣">
          <mrow>
            <mi mathvariant="normal">u</mi>
            <mrow>
              <mrow>
                <mo stretchy="false">(</mo>
                <mi mathvariant="normal">x</mi>
                <mo stretchy="false">)</mo>
              </mrow>
              <mi mathvariant="normal">−</mi>
              <mi mathvariant="normal">u</mi>
            </mrow>
            <mrow>
              <mo stretchy="false">(</mo>
              <mi mathvariant="normal">ξ</mi>
              <mo stretchy="false">)</mo>
            </mrow>
          </mrow>
        </mfenced>
        <mi mathvariant="normal">=</mi>
        <munder>
          <mtext>max</mtext>
          <mrow>
            <mi mathvariant="normal">x</mi>
            <mrow>
              <mi/>
              <mi mathvariant="normal">∈</mi>
              <mi/>
            </mrow>
            <mtext>]</mtext>
            <mn>0</mn>
            <mi mathvariant="normal">;</mi>
            <mi/>
            <mi mathvariant="normal">h</mi>
            <mtext>[</mtext>
          </mrow>
        </munder>
      </mrow>
      <mrow>
        <mi stretchy="true" mathvariant="normal">∣</mi>
        <mtext/>
      </mrow>
      <mi mathvariant="normal">u</mi>
      <mrow>
        <mrow>
          <mo stretchy="false">(</mo>
          <mi mathvariant="normal">x</mi>
          <mo stretchy="false">)</mo>
        </mrow>
        <mi mathvariant="normal">−</mi>
        <mi mathvariant="normal">u</mi>
      </mrow>
      <mrow>
        <mrow>
          <mo stretchy="false">(</mo>
          <mi mathvariant="normal">ξ</mi>
          <mo stretchy="false">)</mo>
        </mrow>
        <mi mathvariant="normal">−</mi>
        <munder>
          <munder>
            <mrow>
              <mi mathvariant="normal">u</mi>
              <mi mathvariant="normal">'</mi>
              <mrow>
                <mo stretchy="false">(</mo>
                <mi mathvariant="normal">ξ</mi>
                <mo stretchy="false">)</mo>
              </mrow>
              <mrow>
                <mo stretchy="false">(</mo>
                <mrow>
                  <mi mathvariant="normal">x</mi>
                  <mi mathvariant="normal">−</mi>
                  <mi mathvariant="normal">ξ</mi>
                </mrow>
                <mo stretchy="false">)</mo>
              </mrow>
            </mrow>
            <mo stretchy="false"></mo>
          </munder>
          <mn>0</mn>
        </munder>
      </mrow>
      <mrow>
        <mrow>
          <mtext/>
          <mi stretchy="true" mathvariant="normal">∣</mi>
        </mrow>
        <mi mathvariant="normal">=</mi>
        <mtext/>
      </mrow>
    </mrow>
    <annotation encoding="StarMath 5.0">abs{u(x) - u_h (x)} leslant "max" csub {x `in` "]"0;` h"["} abs {u(x) - u(ξ)} = "max" csub {x `in` "]"0;` h"["} left lline "" right none u(x) - u(ξ) - {{u'(ξ)(x - ξ)} underbrace {0}} left none  "" right rline = ""</annotation>
  </semantics>
</math>
</file>

<file path=Object 15/content.xml><?xml version="1.0" encoding="utf-8"?>
<math xmlns="http://www.w3.org/1998/Math/MathML">
  <semantics>
    <mrow>
      <mrow>
        <mrow>
          <mtext/>
          <mi mathvariant="normal">=</mi>
          <mtext>{Taylor}</mtext>
        </mrow>
        <mi mathvariant="normal">=</mi>
        <mtext>{</mtext>
      </mrow>
      <mi mathvariant="normal">η</mi>
      <mrow>
        <mi/>
        <mi mathvariant="normal">∈</mi>
        <mi/>
      </mrow>
      <mtext>]</mtext>
      <mn>0</mn>
      <mi mathvariant="normal">;</mi>
      <mi/>
      <mi mathvariant="normal">h</mi>
      <mtext>[</mtext>
      <mrow>
        <mtext>}</mtext>
        <mi mathvariant="normal">=</mi>
        <munder>
          <mtext>max</mtext>
          <mrow>
            <mi mathvariant="normal">x</mi>
            <mrow>
              <mi/>
              <mi mathvariant="normal">∈</mi>
              <mi/>
            </mrow>
            <mtext>]</mtext>
            <mn>0</mn>
            <mi mathvariant="normal">;</mi>
            <mi/>
            <mi mathvariant="normal">h</mi>
            <mtext>[</mtext>
          </mrow>
        </munder>
      </mrow>
      <mrow>
        <mfenced open="∣" close="∣">
          <mrow>
            <mfrac>
              <mn>1</mn>
              <mn>2</mn>
            </mfrac>
            <mi mathvariant="normal">u</mi>
            <mi mathvariant="normal">'</mi>
            <mi mathvariant="normal">'</mi>
            <mrow>
              <mo stretchy="false">(</mo>
              <mi mathvariant="normal">η</mi>
              <mo stretchy="false">)</mo>
            </mrow>
            <msup>
              <mrow>
                <mo stretchy="false">(</mo>
                <mrow>
                  <mi mathvariant="normal">x</mi>
                  <mi mathvariant="normal">−</mi>
                  <mi mathvariant="normal">ξ</mi>
                </mrow>
                <mo stretchy="false">)</mo>
              </mrow>
              <mn>2</mn>
            </msup>
          </mrow>
        </mfenced>
        <mo stretchy="false">≤</mo>
        <munder>
          <munder>
            <mrow>
              <mfrac>
                <mn>1</mn>
                <mn>2</mn>
              </mfrac>
              <munder>
                <mtext>max</mtext>
                <mrow>
                  <mi mathvariant="normal">x</mi>
                  <mrow>
                    <mi/>
                    <mi mathvariant="normal">∈</mi>
                    <mi/>
                  </mrow>
                  <mtext>]</mtext>
                  <mn>0</mn>
                  <mi mathvariant="normal">;</mi>
                  <mi/>
                  <mi mathvariant="normal">h</mi>
                  <mtext>[</mtext>
                </mrow>
              </munder>
              <mfenced open="∣" close="∣">
                <mrow>
                  <mi mathvariant="normal">u</mi>
                  <mi mathvariant="normal">'</mi>
                  <mi mathvariant="normal">'</mi>
                  <mrow>
                    <mo stretchy="false">(</mo>
                    <mi mathvariant="normal">η</mi>
                    <mo stretchy="false">)</mo>
                  </mrow>
                </mrow>
              </mfenced>
            </mrow>
            <mo stretchy="false"></mo>
          </munder>
          <mi mathvariant="normal">C</mi>
        </munder>
      </mrow>
      <msup>
        <mi mathvariant="normal">h</mi>
        <mn>2</mn>
      </msup>
    </mrow>
    <annotation encoding="StarMath 5.0">"" = "{Taylor}" = "{" η `in` "]"0;`h"[" "}" = "max" csub {x `in` "]"0;` h"["}
abs{{1 over 2}u''(η)(x - ξ)^2} leslant {{{1 over 2} "max" csub {x `in` "]"0;` h"["}
abs{u''(η)}} underbrace {C}} h^2</annotation>
  </semantics>
</math>
</file>

<file path=Object 16/content.xml><?xml version="1.0" encoding="utf-8"?>
<math xmlns="http://www.w3.org/1998/Math/MathML">
  <semantics>
    <mrow>
      <mfenced open="∣" close="∣">
        <mrow>
          <mstyle mathsize="125%">
            <mrow>
              <mrow>
                <munderover>
                  <mi mathvariant="normal">∫</mi>
                  <mn>0</mn>
                  <mi mathvariant="normal">T</mi>
                </munderover>
                <mtext/>
              </mrow>
            </mrow>
          </mstyle>
          <mi mathvariant="normal">ƒ</mi>
          <mrow>
            <mo stretchy="false">(</mo>
            <mi mathvariant="normal">t</mi>
            <mo stretchy="false">)</mo>
          </mrow>
          <mi/>
          <mi>dt</mi>
          <mrow>
            <mi/>
            <mi mathvariant="normal">−</mi>
            <mi/>
          </mrow>
          <mrow>
            <munderover>
              <mi mathvariant="normal">∑</mi>
              <mrow>
                <mi mathvariant="normal">n</mi>
                <mi mathvariant="normal">=</mi>
                <mn>0</mn>
              </mrow>
              <mi mathvariant="normal">N</mi>
            </munderover>
            <mi mathvariant="normal">ƒ</mi>
          </mrow>
          <mrow>
            <mrow>
              <mo stretchy="false">(</mo>
              <mi>nk</mi>
              <mo stretchy="false">)</mo>
            </mrow>
            <mi mathvariant="normal">⋅</mi>
            <mi mathvariant="normal">k</mi>
          </mrow>
        </mrow>
      </mfenced>
      <mrow>
        <mi/>
        <mi mathvariant="normal">≤</mi>
        <mi/>
      </mrow>
      <mfrac>
        <mtext>LT</mtext>
        <mn>2</mn>
      </mfrac>
      <mi mathvariant="normal">k</mi>
    </mrow>
    <annotation encoding="StarMath 5.0">abs{{size *1.25 int from 0 to T ""} ƒ(t)`dt ``-`` sum from {n = 0} to N ƒ(nk) cdot k} ~&lt;=~ {"LT" over 2} k</annotation>
  </semantics>
</math>
</file>

<file path=Object 17/content.xml><?xml version="1.0" encoding="utf-8"?>
<math xmlns="http://www.w3.org/1998/Math/MathML">
  <semantics>
    <mrow>
      <mstyle mathsize="125%">
        <mrow>
          <mrow>
            <munderover>
              <mi mathvariant="normal">∫</mi>
              <mn>0</mn>
              <mi mathvariant="normal">T</mi>
            </munderover>
            <mtext/>
          </mrow>
        </mrow>
      </mstyle>
      <mi mathvariant="normal">ƒ</mi>
      <mrow>
        <mo stretchy="false">(</mo>
        <mi mathvariant="normal">t</mi>
        <mo stretchy="false">)</mo>
      </mrow>
      <mi/>
      <mi>dt</mi>
      <mi/>
      <mi mathvariant="normal">≃</mi>
      <mi/>
      <mrow>
        <munderover>
          <mi mathvariant="normal">∑</mi>
          <mrow>
            <mi mathvariant="normal">n</mi>
            <mi mathvariant="normal">=</mi>
            <mn>0</mn>
          </mrow>
          <mi mathvariant="normal">N</mi>
        </munderover>
        <mfrac>
          <mn>1</mn>
          <mn>2</mn>
        </mfrac>
      </mrow>
      <mrow>
        <mfenced open="" close="">
          <mrow>
            <mi mathvariant="normal">ƒ</mi>
            <mrow>
              <mrow>
                <mo stretchy="false">(</mo>
                <mi>nk</mi>
                <mo stretchy="false">)</mo>
              </mrow>
              <mo stretchy="false">+</mo>
              <mi mathvariant="normal">ƒ</mi>
            </mrow>
            <mfenced open="" close="">
              <mrow>
                <mrow>
                  <mo stretchy="false">(</mo>
                  <mrow>
                    <mi mathvariant="normal">n</mi>
                    <mo stretchy="false">+</mo>
                    <mn>1</mn>
                  </mrow>
                  <mo stretchy="false">)</mo>
                </mrow>
                <mi mathvariant="normal">k</mi>
              </mrow>
            </mfenced>
          </mrow>
        </mfenced>
        <mi mathvariant="normal">⋅</mi>
        <mi mathvariant="normal">k</mi>
      </mrow>
      <mrow>
        <mi/>
        <mi mathvariant="normal">=</mi>
        <mi/>
      </mrow>
      <mstyle mathsize="125%">
        <mrow>
          <mrow>
            <munderover>
              <mi mathvariant="normal">∫</mi>
              <mn>0</mn>
              <mi mathvariant="normal">T</mi>
            </munderover>
            <mtext/>
          </mrow>
        </mrow>
      </mstyle>
      <msub>
        <mi mathvariant="normal">ƒ</mi>
        <mi mathvariant="normal">h</mi>
      </msub>
      <mrow>
        <mo stretchy="false">(</mo>
        <mi mathvariant="normal">t</mi>
        <mo stretchy="false">)</mo>
      </mrow>
      <mi/>
      <mi>dt</mi>
    </mrow>
    <annotation encoding="StarMath 5.0">{size *1.25 int from 0 to T ""} ƒ(t)`dt ~≃~ sum from {n = 0} to N {1 over 2} left ( ƒ(nk) + ƒ left ( (n + 1) k right ) right ) cdot k ~=~  {size *1.25 int from 0 to T ""} ƒ_h (t)`dt</annotation>
  </semantics>
</math>
</file>

<file path=Object 18/content.xml><?xml version="1.0" encoding="utf-8"?>
<math xmlns="http://www.w3.org/1998/Math/MathML">
  <semantics>
    <mrow>
      <mfenced open="∣" close="∣">
        <mrow>
          <mstyle mathsize="125%">
            <mrow>
              <mrow>
                <munderover>
                  <mi mathvariant="normal">∫</mi>
                  <mn>0</mn>
                  <mi mathvariant="normal">T</mi>
                </munderover>
                <mtext/>
              </mrow>
            </mrow>
          </mstyle>
          <mi mathvariant="normal">ƒ</mi>
          <mrow>
            <mo stretchy="false">(</mo>
            <mi mathvariant="normal">t</mi>
            <mo stretchy="false">)</mo>
          </mrow>
          <mi/>
          <mrow>
            <mi>dt</mi>
            <mi mathvariant="normal">−</mi>
            <mstyle mathsize="125%">
              <mrow>
                <mrow>
                  <munderover>
                    <mi mathvariant="normal">∫</mi>
                    <mn>0</mn>
                    <mi mathvariant="normal">T</mi>
                  </munderover>
                  <mtext/>
                </mrow>
              </mrow>
            </mstyle>
          </mrow>
          <msub>
            <mi mathvariant="normal">ƒ</mi>
            <mi mathvariant="normal">h</mi>
          </msub>
          <mrow>
            <mo stretchy="false">(</mo>
            <mi mathvariant="normal">t</mi>
            <mo stretchy="false">)</mo>
          </mrow>
          <mi/>
          <mi>dt</mi>
        </mrow>
      </mfenced>
      <mrow>
        <mi/>
        <mi mathvariant="normal">=</mi>
        <mi/>
      </mrow>
      <mfenced open="∣" close="∣">
        <mrow>
          <mstyle mathsize="125%">
            <mrow>
              <mrow>
                <munderover>
                  <mi mathvariant="normal">∫</mi>
                  <mn>0</mn>
                  <mi mathvariant="normal">T</mi>
                </munderover>
                <mtext/>
              </mrow>
            </mrow>
          </mstyle>
          <mfenced open="" close="">
            <mrow>
              <mi mathvariant="normal">ƒ</mi>
              <mrow>
                <mrow>
                  <mo stretchy="false">(</mo>
                  <mi mathvariant="normal">t</mi>
                  <mo stretchy="false">)</mo>
                </mrow>
                <mi mathvariant="normal">−</mi>
                <msub>
                  <mi mathvariant="normal">ƒ</mi>
                  <mi mathvariant="normal">h</mi>
                </msub>
              </mrow>
              <mrow>
                <mo stretchy="false">(</mo>
                <mi mathvariant="normal">t</mi>
                <mo stretchy="false">)</mo>
              </mrow>
            </mrow>
          </mfenced>
          <mi/>
          <mi>dt</mi>
        </mrow>
      </mfenced>
      <mrow>
        <mi/>
        <mi mathvariant="normal">≤</mi>
        <mi/>
      </mrow>
      <mstyle mathsize="125%">
        <mrow>
          <mrow>
            <munderover>
              <mi mathvariant="normal">∫</mi>
              <mn>0</mn>
              <mi mathvariant="normal">T</mi>
            </munderover>
            <mtext/>
          </mrow>
        </mrow>
      </mstyle>
      <mfenced open="∣" close="∣">
        <mrow>
          <mi mathvariant="normal">ƒ</mi>
          <mrow>
            <mrow>
              <mo stretchy="false">(</mo>
              <mi mathvariant="normal">t</mi>
              <mo stretchy="false">)</mo>
            </mrow>
            <mi mathvariant="normal">−</mi>
            <msub>
              <mi mathvariant="normal">ƒ</mi>
              <mi mathvariant="normal">h</mi>
            </msub>
          </mrow>
          <mrow>
            <mo stretchy="false">(</mo>
            <mi mathvariant="normal">t</mi>
            <mo stretchy="false">)</mo>
          </mrow>
        </mrow>
      </mfenced>
      <mi/>
      <mi>dt</mi>
      <mrow>
        <mi/>
        <mi mathvariant="normal">≤</mi>
        <mtext/>
      </mrow>
    </mrow>
    <annotation encoding="StarMath 5.0">abs{{size *1.25 int from 0 to T ""} ƒ(t)`dt - {size *1.25 int from 0 to T ""} ƒ_h (t) `dt} ~=~ abs{{size *1.25 int from 0 to T ""} left ( ƒ(t) - ƒ_h (t) right ) `dt} ~&lt;=~
{size *1.25 int from 0 to T ""} abs{ƒ(t) - ƒ_h (t)} `dt ~&lt;= ""</annotation>
  </semantics>
</math>
</file>

<file path=Object 19/content.xml><?xml version="1.0" encoding="utf-8"?>
<math xmlns="http://www.w3.org/1998/Math/MathML">
  <semantics>
    <mrow>
      <mrow>
        <mtext/>
        <mi mathvariant="normal">≤</mi>
        <mi/>
      </mrow>
      <munder>
        <mtext>max</mtext>
        <mrow>
          <mi mathvariant="normal">t</mi>
          <mrow>
            <mi/>
            <mi mathvariant="normal">∈</mi>
            <mi/>
          </mrow>
          <mrow>
            <mi stretchy="false" mathvariant="normal">[</mi>
            <mrow>
              <mn>0</mn>
              <mi mathvariant="normal">;</mi>
              <mi/>
              <mi mathvariant="normal">T</mi>
            </mrow>
            <mi stretchy="false" mathvariant="normal">]</mi>
          </mrow>
        </mrow>
      </munder>
      <mrow>
        <mfenced open="∣" close="∣">
          <mrow>
            <mi mathvariant="normal">ƒ</mi>
            <mrow>
              <mrow>
                <mo stretchy="false">(</mo>
                <mi mathvariant="normal">t</mi>
                <mo stretchy="false">)</mo>
              </mrow>
              <mi mathvariant="normal">−</mi>
              <msub>
                <mi mathvariant="normal">ƒ</mi>
                <mi mathvariant="normal">h</mi>
              </msub>
            </mrow>
            <mrow>
              <mo stretchy="false">(</mo>
              <mi mathvariant="normal">t</mi>
              <mo stretchy="false">)</mo>
            </mrow>
          </mrow>
        </mfenced>
        <mi mathvariant="normal">⋅</mi>
        <mstyle mathsize="125%">
          <mrow>
            <mrow>
              <munderover>
                <mi mathvariant="normal">∫</mi>
                <mn>0</mn>
                <mi mathvariant="normal">T</mi>
              </munderover>
              <mtext/>
            </mrow>
          </mrow>
        </mstyle>
      </mrow>
      <mi/>
      <mi>dt</mi>
      <mrow>
        <mi/>
        <mi mathvariant="normal">≤</mi>
        <mi/>
      </mrow>
      <mi>CT</mi>
      <msup>
        <mi mathvariant="normal">k</mi>
        <mn>2</mn>
      </msup>
    </mrow>
    <annotation encoding="StarMath 5.0">"" &lt;=~ "max" csub {t `in` [0;`T]} abs {ƒ(t) - ƒ_h (t)} cdot {size *1.25 int from 0 to T ""} `dt ~&lt;=~ CT k^2</annotation>
  </semantics>
</math>
</file>

<file path=Object 2/content.xml><?xml version="1.0" encoding="utf-8"?>
<math xmlns="http://www.w3.org/1998/Math/MathML">
  <semantics>
    <mrow>
      <mi mathvariant="normal">u</mi>
      <mrow>
        <mrow>
          <mo stretchy="false">(</mo>
          <mi mathvariant="normal">t</mi>
          <mo stretchy="false">)</mo>
        </mrow>
        <mi mathvariant="normal">=</mi>
        <mstyle mathsize="125%">
          <mrow>
            <mrow>
              <munderover>
                <mi mathvariant="normal">∫</mi>
                <mn>0</mn>
                <mi mathvariant="normal">t</mi>
              </munderover>
              <mtext/>
            </mrow>
          </mrow>
        </mstyle>
      </mrow>
      <mi mathvariant="normal">ƒ</mi>
      <mrow>
        <mo stretchy="false">(</mo>
        <mi mathvariant="normal">s</mi>
        <mo stretchy="false">)</mo>
      </mrow>
      <mi/>
      <mi>ds</mi>
    </mrow>
    <annotation encoding="StarMath 5.0">u(t) = {size *1.25 int from 0 to t ""} ƒ(s) `ds</annotation>
  </semantics>
</math>
</file>

<file path=Object 20/content.xml><?xml version="1.0" encoding="utf-8"?>
<math xmlns="http://www.w3.org/1998/Math/MathML">
  <semantics>
    <mrow>
      <mstyle mathsize="125%">
        <mrow>
          <mrow>
            <munderover>
              <mi mathvariant="normal">∫</mi>
              <mn>0</mn>
              <mi mathvariant="normal">T</mi>
            </munderover>
            <mtext/>
          </mrow>
        </mrow>
      </mstyle>
      <mi mathvariant="normal">ƒ</mi>
      <mrow>
        <mo stretchy="false">(</mo>
        <mi mathvariant="normal">t</mi>
        <mo stretchy="false">)</mo>
      </mrow>
      <mi/>
      <mi>dt</mi>
      <mi mathvariant="normal">≃</mi>
      <mrow>
        <munderover>
          <mi mathvariant="normal">∑</mi>
          <mrow>
            <mi mathvariant="normal">n</mi>
            <mi mathvariant="normal">=</mi>
            <mn>0</mn>
          </mrow>
          <mi mathvariant="normal">N</mi>
        </munderover>
        <mi mathvariant="normal">ƒ</mi>
      </mrow>
      <mrow>
        <mfenced open="" close="">
          <mrow>
            <msub>
              <mi mathvariant="normal">t</mi>
              <mi mathvariant="normal">n</mi>
            </msub>
            <mo stretchy="false">+</mo>
            <mfrac>
              <mi mathvariant="normal">k</mi>
              <mn>2</mn>
            </mfrac>
          </mrow>
        </mfenced>
        <mi mathvariant="normal">⋅</mi>
        <mi mathvariant="normal">k</mi>
      </mrow>
    </mrow>
    <annotation encoding="StarMath 5.0">{size *1.25 int from 0 to T ""} ƒ(t) `dt ≃ sum from {n = 0} to N ƒ left (t_n + {k over 2} right ) cdot k</annotation>
  </semantics>
</math>
</file>

<file path=Object 21/content.xml><?xml version="1.0" encoding="utf-8"?>
<math xmlns="http://www.w3.org/1998/Math/MathML">
  <semantics>
    <mrow>
      <msub>
        <mi mathvariant="normal">u</mi>
        <mi mathvariant="normal">h</mi>
      </msub>
      <mrow>
        <mrow>
          <mo stretchy="false">(</mo>
          <mi mathvariant="normal">x</mi>
          <mo stretchy="false">)</mo>
        </mrow>
        <mi mathvariant="normal">=</mi>
        <mrow>
          <munderover>
            <mi mathvariant="normal">∑</mi>
            <mrow>
              <mi mathvariant="normal">j</mi>
              <mi mathvariant="normal">=</mi>
              <mn>1</mn>
            </mrow>
            <mi mathvariant="normal">N</mi>
          </munderover>
          <msub>
            <mi mathvariant="normal">u</mi>
            <mi mathvariant="normal">j</mi>
          </msub>
        </mrow>
      </mrow>
      <msub>
        <mi mathvariant="normal">φ</mi>
        <mi mathvariant="normal">j</mi>
      </msub>
      <mrow>
        <mo stretchy="false">(</mo>
        <mi mathvariant="normal">x</mi>
        <mo stretchy="false">)</mo>
      </mrow>
    </mrow>
    <annotation encoding="StarMath 5.0">u_h(x) = sum from{j = 1} to N u_j φ_j(x)</annotation>
  </semantics>
</math>
</file>

<file path=Object 22/content.xml><?xml version="1.0" encoding="utf-8"?>
<math xmlns="http://www.w3.org/1998/Math/MathML">
  <semantics>
    <mrow>
      <mstyle mathsize="125%">
        <mrow>
          <mrow>
            <munderover>
              <mi mathvariant="normal">∫</mi>
              <mn>0</mn>
              <mi mathvariant="normal">h</mi>
            </munderover>
            <mtext/>
          </mrow>
        </mrow>
      </mstyle>
      <mfenced open="" close="">
        <mrow>
          <mi mathvariant="normal">u</mi>
          <mrow>
            <mrow>
              <mo stretchy="false">(</mo>
              <mi mathvariant="normal">y</mi>
              <mo stretchy="false">)</mo>
            </mrow>
            <mi mathvariant="normal">−</mi>
            <mi>ℙu</mi>
          </mrow>
        </mrow>
      </mfenced>
      <mi mathvariant="normal">v</mi>
      <mi/>
      <mrow>
        <mi>dy</mi>
        <mi mathvariant="normal">=</mi>
        <mn>0</mn>
      </mrow>
    </mrow>
    <annotation encoding="StarMath 5.0">{size *1.25 int from 0 to h ""} left ( u(y) - ℙu right )v`dy = 0</annotation>
  </semantics>
</math>
</file>

<file path=Object 23/content.xml><?xml version="1.0" encoding="utf-8"?>
<math xmlns="http://www.w3.org/1998/Math/MathML">
  <semantics>
    <mrow>
      <mi mathvariant="normal">v</mi>
      <mrow>
        <mfenced open="" close="">
          <mrow>
            <mstyle mathsize="125%">
              <mrow>
                <mrow>
                  <munderover>
                    <mi mathvariant="normal">∫</mi>
                    <mn>0</mn>
                    <mi mathvariant="normal">h</mi>
                  </munderover>
                  <mtext/>
                </mrow>
              </mrow>
            </mstyle>
            <mi mathvariant="normal">u</mi>
            <mrow>
              <mo stretchy="false">(</mo>
              <mi mathvariant="normal">y</mi>
              <mo stretchy="false">)</mo>
            </mrow>
            <mi/>
            <mrow>
              <mi>dy</mi>
              <mi mathvariant="normal">−</mi>
              <mstyle mathsize="125%">
                <mrow>
                  <mrow>
                    <munderover>
                      <mi mathvariant="normal">∫</mi>
                      <mn>0</mn>
                      <mi mathvariant="normal">h</mi>
                    </munderover>
                    <mtext/>
                  </mrow>
                </mrow>
              </mstyle>
            </mrow>
            <mi>ℙu</mi>
            <mi/>
            <mi>dy</mi>
          </mrow>
        </mfenced>
        <mi mathvariant="normal">=</mi>
        <mn>0</mn>
      </mrow>
    </mrow>
    <annotation encoding="StarMath 5.0">v left ( {size *1.25 int from 0 to h ""} u(y)`dy - {size *1.25 int from 0 to h ""} ℙu`dy right ) = 0</annotation>
  </semantics>
</math>
</file>

<file path=Object 24/content.xml><?xml version="1.0" encoding="utf-8"?>
<math xmlns="http://www.w3.org/1998/Math/MathML">
  <semantics>
    <mrow>
      <mi mathvariant="normal">v</mi>
      <mrow>
        <mfenced open="" close="">
          <mrow>
            <mstyle mathsize="125%">
              <mrow>
                <mrow>
                  <munderover>
                    <mi mathvariant="normal">∫</mi>
                    <mn>0</mn>
                    <mi mathvariant="normal">h</mi>
                  </munderover>
                  <mtext/>
                </mrow>
              </mrow>
            </mstyle>
            <mi mathvariant="normal">u</mi>
            <mrow>
              <mo stretchy="false">(</mo>
              <mi mathvariant="normal">y</mi>
              <mo stretchy="false">)</mo>
            </mrow>
            <mi/>
            <mrow>
              <mi>dy</mi>
              <mi mathvariant="normal">−</mi>
              <mrow>
                <mi>ℙu</mi>
                <mi mathvariant="normal">⋅</mi>
                <mi mathvariant="normal">h</mi>
              </mrow>
            </mrow>
          </mrow>
        </mfenced>
        <mi mathvariant="normal">=</mi>
        <mn>0</mn>
      </mrow>
    </mrow>
    <annotation encoding="StarMath 5.0">v left ( {size *1.25 int from 0 to h ""} u(y)`dy - ℙu cdot h right ) = 0</annotation>
  </semantics>
</math>
</file>

<file path=Object 25/content.xml><?xml version="1.0" encoding="utf-8"?>
<math xmlns="http://www.w3.org/1998/Math/MathML">
  <semantics>
    <mrow>
      <mstyle mathsize="125%">
        <mrow>
          <mrow>
            <munderover>
              <mi mathvariant="normal">∫</mi>
              <mn>0</mn>
              <mi mathvariant="normal">h</mi>
            </munderover>
            <mtext/>
          </mrow>
        </mrow>
      </mstyle>
      <mi mathvariant="normal">u</mi>
      <mrow>
        <mo stretchy="false">(</mo>
        <mi mathvariant="normal">y</mi>
        <mo stretchy="false">)</mo>
      </mrow>
      <mi/>
      <mrow>
        <mrow>
          <mi>dy</mi>
          <mi mathvariant="normal">−</mi>
          <mrow>
            <mi>ℙu</mi>
            <mi mathvariant="normal">⋅</mi>
            <mi mathvariant="normal">h</mi>
          </mrow>
        </mrow>
        <mi mathvariant="normal">=</mi>
        <mn>0</mn>
      </mrow>
    </mrow>
    <annotation encoding="StarMath 5.0">{size *1.25 int from 0 to h ""} u(y)`dy - ℙu cdot h= 0</annotation>
  </semantics>
</math>
</file>

<file path=Object 26/content.xml><?xml version="1.0" encoding="utf-8"?>
<math xmlns="http://www.w3.org/1998/Math/MathML">
  <semantics>
    <mrow>
      <mrow>
        <mi>ℙu</mi>
        <mi mathvariant="normal">=</mi>
        <mfrac>
          <mn>1</mn>
          <mi mathvariant="normal">h</mi>
        </mfrac>
      </mrow>
      <mstyle mathsize="125%">
        <mrow>
          <mrow>
            <munderover>
              <mi mathvariant="normal">∫</mi>
              <mn>0</mn>
              <mi mathvariant="normal">h</mi>
            </munderover>
            <mtext/>
          </mrow>
        </mrow>
      </mstyle>
      <mi mathvariant="normal">u</mi>
      <mrow>
        <mo stretchy="false">(</mo>
        <mi mathvariant="normal">y</mi>
        <mo stretchy="false">)</mo>
      </mrow>
      <mi/>
      <mi>dy</mi>
    </mrow>
    <annotation encoding="StarMath 5.0">ℙu =  {1 over h} {size *1.25 int from 0 to h ""} u(y)`dy</annotation>
  </semantics>
</math>
</file>

<file path=Object 27/content.xml><?xml version="1.0" encoding="utf-8"?>
<math xmlns="http://www.w3.org/1998/Math/MathML">
  <semantics>
    <mrow>
      <mrow>
        <mi stretchy="false" mathvariant="normal">∥</mi>
        <mi mathvariant="normal">ƒ</mi>
        <mi stretchy="false" mathvariant="normal">∥</mi>
      </mrow>
      <mrow>
        <mi/>
        <mi mathvariant="normal">=</mi>
        <mi/>
      </mrow>
      <msup>
        <mfenced open="" close="">
          <mrow>
            <mstyle mathsize="125%">
              <mrow>
                <mrow>
                  <munderover>
                    <mi mathvariant="normal">∫</mi>
                    <mn>0</mn>
                    <mi mathvariant="normal">h</mi>
                  </munderover>
                  <mtext/>
                </mrow>
              </mrow>
            </mstyle>
            <mi mathvariant="normal">ƒ</mi>
            <msup>
              <mrow>
                <mo stretchy="false">(</mo>
                <mi mathvariant="normal">y</mi>
                <mo stretchy="false">)</mo>
              </mrow>
              <mn>2</mn>
            </msup>
            <mi/>
            <mi>dy</mi>
          </mrow>
        </mfenced>
        <mfrac>
          <mn>1</mn>
          <mn>2</mn>
        </mfrac>
      </msup>
    </mrow>
    <annotation encoding="StarMath 5.0">ldline ƒ rdline ~=~ left ( {size *1.25 int from 0 to h ""} ƒ(y)^2`dy right ) ^{1 over 2}</annotation>
  </semantics>
</math>
</file>

<file path=Object 28/content.xml><?xml version="1.0" encoding="utf-8"?>
<math xmlns="http://www.w3.org/1998/Math/MathML">
  <semantics>
    <mrow>
      <mover accent="true">
        <mi mathvariant="normal">v</mi>
        <mo stretchy="false">→</mo>
      </mover>
      <mi mathvariant="normal">=</mi>
      <mrow>
        <mo stretchy="false">(</mo>
        <mrow>
          <msub>
            <mi mathvariant="normal">v</mi>
            <mn>1</mn>
          </msub>
          <mi mathvariant="normal">;</mi>
          <mi/>
          <msub>
            <mi mathvariant="normal">v</mi>
            <mn>2</mn>
          </msub>
        </mrow>
        <mo stretchy="false">)</mo>
      </mrow>
    </mrow>
    <annotation encoding="StarMath 5.0">{widevec v} = (v_1;`v_2)</annotation>
  </semantics>
</math>
</file>

<file path=Object 29/content.xml><?xml version="1.0" encoding="utf-8"?>
<math xmlns="http://www.w3.org/1998/Math/MathML">
  <semantics>
    <mrow>
      <mrow>
        <mi stretchy="false" mathvariant="normal">∥</mi>
        <mover accent="true">
          <mi mathvariant="normal">v</mi>
          <mo stretchy="false">→</mo>
        </mover>
        <mi stretchy="false" mathvariant="normal">∥</mi>
      </mrow>
      <mi mathvariant="normal">=</mi>
      <msqrt>
        <mrow>
          <msup>
            <msub>
              <mi mathvariant="normal">v</mi>
              <mn>1</mn>
            </msub>
            <mn>2</mn>
          </msup>
          <mo stretchy="false">+</mo>
          <msup>
            <msub>
              <mi mathvariant="normal">v</mi>
              <mn>2</mn>
            </msub>
            <mn>2</mn>
          </msup>
        </mrow>
      </msqrt>
    </mrow>
    <annotation encoding="StarMath 5.0">ldline {widevec v} rdline = sqrt{{v_1}^2 + {v_2}^2}</annotation>
  </semantics>
</math>
</file>

<file path=Object 3/content.xml><?xml version="1.0" encoding="utf-8"?>
<math xmlns="http://www.w3.org/1998/Math/MathML">
  <semantics>
    <mrow>
      <mrow>
        <mi stretchy="true" mathvariant="normal">{</mi>
        <mtable>
          <mtr>
            <mtd>
              <mrow>
                <mover accent="true">
                  <mi mathvariant="normal">u</mi>
                  <mi mathvariant="normal">˙</mi>
                </mover>
                <mrow>
                  <mrow>
                    <mo stretchy="false">(</mo>
                    <mi mathvariant="normal">t</mi>
                    <mo stretchy="false">)</mo>
                  </mrow>
                  <mi mathvariant="normal">=</mi>
                  <mi mathvariant="normal">ƒ</mi>
                </mrow>
                <mrow>
                  <mo stretchy="false">(</mo>
                  <mi mathvariant="normal">t</mi>
                  <mo stretchy="false">)</mo>
                </mrow>
              </mrow>
            </mtd>
          </mtr>
          <mtr>
            <mtd>
              <mrow>
                <mi mathvariant="normal">u</mi>
                <mrow>
                  <mrow>
                    <mo stretchy="false">(</mo>
                    <mn>0</mn>
                    <mo stretchy="false">)</mo>
                  </mrow>
                  <mi mathvariant="normal">=</mi>
                  <mn>0</mn>
                </mrow>
              </mrow>
            </mtd>
          </mtr>
        </mtable>
      </mrow>
      <mi/>
      <mi mathvariant="normal">t</mi>
      <mrow>
        <mi/>
        <mi mathvariant="normal">∈</mi>
        <mi/>
      </mrow>
      <mrow>
        <mi stretchy="false" mathvariant="normal">[</mi>
        <mrow>
          <mn>0</mn>
          <mi mathvariant="normal">;</mi>
          <mi/>
          <mi mathvariant="normal">T</mi>
        </mrow>
        <mi stretchy="false" mathvariant="normal">]</mi>
      </mrow>
    </mrow>
    <annotation encoding="StarMath 5.0">left lbrace stack{alignl{dot u (t) = ƒ(t)} # alignl{u(0) = 0}} right none ~~ t `in`
[0;` T]</annotation>
  </semantics>
</math>
</file>

<file path=Object 30/content.xml><?xml version="1.0" encoding="utf-8"?>
<math xmlns="http://www.w3.org/1998/Math/MathML">
  <semantics>
    <mrow>
      <mrow>
        <msup>
          <mrow>
            <mi stretchy="false" mathvariant="normal">∥</mi>
            <mrow>
              <mi mathvariant="normal">u</mi>
              <mi mathvariant="normal">−</mi>
              <mi>ℙu</mi>
            </mrow>
            <mi stretchy="false" mathvariant="normal">∥</mi>
          </mrow>
          <mn>2</mn>
        </msup>
        <mi mathvariant="normal">=</mi>
        <mstyle mathsize="125%">
          <mrow>
            <mrow>
              <munderover>
                <mi mathvariant="normal">∫</mi>
                <mn>0</mn>
                <mi mathvariant="normal">h</mi>
              </munderover>
              <mtext/>
            </mrow>
          </mrow>
        </mstyle>
      </mrow>
      <msup>
        <mfenced open="" close="">
          <mrow>
            <mi mathvariant="normal">u</mi>
            <mrow>
              <mrow>
                <mo stretchy="false">(</mo>
                <mi mathvariant="normal">y</mi>
                <mo stretchy="false">)</mo>
              </mrow>
              <mi mathvariant="normal">−</mi>
              <mi>ℙu</mi>
            </mrow>
          </mrow>
        </mfenced>
        <mn>2</mn>
      </msup>
      <mi/>
      <mrow>
        <mrow>
          <mi>dy</mi>
          <mi mathvariant="normal">=</mi>
          <mtext>{konstant funktion, v}</mtext>
        </mrow>
        <mi mathvariant="normal">=</mi>
        <mtext/>
      </mrow>
    </mrow>
    <annotation encoding="StarMath 5.0">ldline u - ℙu rdline ^2 = {size *1.25 int from 0 to h ""} left ( u(y) - ℙu right ) ^2 `dy = "{konstant funktion, v}" = ""</annotation>
  </semantics>
</math>
</file>

<file path=Object 31/content.xml><?xml version="1.0" encoding="utf-8"?>
<math xmlns="http://www.w3.org/1998/Math/MathML">
  <semantics>
    <mrow>
      <mrow>
        <mtext/>
        <mi mathvariant="normal">=</mi>
        <mstyle mathsize="125%">
          <mrow>
            <mrow>
              <munderover>
                <mi mathvariant="normal">∫</mi>
                <mn>0</mn>
                <mi mathvariant="normal">h</mi>
              </munderover>
              <mtext/>
            </mrow>
          </mrow>
        </mstyle>
      </mrow>
      <mfenced open="" close="">
        <mrow>
          <mi mathvariant="normal">u</mi>
          <mrow>
            <mrow>
              <mo stretchy="false">(</mo>
              <mi mathvariant="normal">y</mi>
              <mo stretchy="false">)</mo>
            </mrow>
            <mi mathvariant="normal">−</mi>
            <mi>ℙu</mi>
          </mrow>
        </mrow>
      </mfenced>
      <mfenced open="" close="">
        <mrow>
          <mi mathvariant="normal">u</mi>
          <mrow>
            <mrow>
              <mo stretchy="false">(</mo>
              <mi mathvariant="normal">y</mi>
              <mo stretchy="false">)</mo>
            </mrow>
            <mi mathvariant="normal">−</mi>
            <mi>ℙu</mi>
          </mrow>
        </mrow>
      </mfenced>
      <mi/>
      <mrow>
        <mrow>
          <mi>dy</mi>
          <mo stretchy="false">+</mo>
          <munder>
            <munder>
              <mrow>
                <mstyle mathsize="125%">
                  <mrow>
                    <mrow>
                      <munderover>
                        <mi mathvariant="normal">∫</mi>
                        <mn>0</mn>
                        <mi mathvariant="normal">h</mi>
                      </munderover>
                      <mtext/>
                    </mrow>
                  </mrow>
                </mstyle>
                <mfenced open="" close="">
                  <mrow>
                    <mi mathvariant="normal">u</mi>
                    <mrow>
                      <mrow>
                        <mo stretchy="false">(</mo>
                        <mi mathvariant="normal">y</mi>
                        <mo stretchy="false">)</mo>
                      </mrow>
                      <mi mathvariant="normal">−</mi>
                      <mi>ℙu</mi>
                    </mrow>
                  </mrow>
                </mfenced>
                <munder>
                  <munder>
                    <mfenced open="" close="">
                      <mrow>
                        <mi>ℙu</mi>
                        <mi mathvariant="normal">−</mi>
                        <mi mathvariant="normal">v</mi>
                      </mrow>
                    </mfenced>
                    <mo stretchy="false"></mo>
                  </munder>
                  <mtext>konstant</mtext>
                </munder>
                <mi/>
                <mi>dy</mi>
              </mrow>
              <mo stretchy="false"></mo>
            </munder>
            <mn>0</mn>
          </munder>
        </mrow>
        <mi mathvariant="normal">=</mi>
        <mtext/>
      </mrow>
    </mrow>
    <annotation encoding="StarMath 5.0">"" = {size *1.25 int from 0 to h ""} left ( u(y) - ℙu right ) left ( u(y) - ℙu right )`dy + {{{size *1.25 int from 0 to h ""} left ( u(y) - ℙu right ) {{left ( ℙu - v right )} underbrace {"konstant"}}`dy} underbrace {0}} = ""</annotation>
  </semantics>
</math>
</file>

<file path=Object 32/content.xml><?xml version="1.0" encoding="utf-8"?>
<math xmlns="http://www.w3.org/1998/Math/MathML">
  <semantics>
    <mrow>
      <mrow>
        <mtext/>
        <mi mathvariant="normal">=</mi>
        <mstyle mathsize="125%">
          <mrow>
            <mrow>
              <munderover>
                <mi mathvariant="normal">∫</mi>
                <mn>0</mn>
                <mi mathvariant="normal">h</mi>
              </munderover>
              <mtext/>
            </mrow>
          </mrow>
        </mstyle>
      </mrow>
      <mfenced open="" close="">
        <mrow>
          <mi mathvariant="normal">u</mi>
          <mrow>
            <mrow>
              <mo stretchy="false">(</mo>
              <mi mathvariant="normal">y</mi>
              <mo stretchy="false">)</mo>
            </mrow>
            <mi mathvariant="normal">−</mi>
            <mi>ℙu</mi>
          </mrow>
        </mrow>
      </mfenced>
      <mfenced open="" close="">
        <mrow>
          <mi mathvariant="normal">u</mi>
          <mrow>
            <mrow>
              <mo stretchy="false">(</mo>
              <mi mathvariant="normal">y</mi>
              <mo stretchy="false">)</mo>
            </mrow>
            <mi mathvariant="normal">−</mi>
            <mi mathvariant="normal">v</mi>
          </mrow>
        </mrow>
      </mfenced>
      <mi/>
      <mrow>
        <mrow>
          <mi>dy</mi>
          <mi mathvariant="normal">≤</mi>
          <mfenced open="{" close="}">
            <mtable>
              <mtr>
                <mtd>
                  <mtext>{Linjär algebra:</mtext>
                </mtd>
              </mtr>
              <mtr>
                <mtd>
                  <mtext>Couchys olikhet:</mtext>
                </mtd>
              </mtr>
              <mtr>
                <mtd>
                  <mrow>
                    <mrow>
                      <mi mathvariant="normal">v</mi>
                      <mi mathvariant="normal">⋅</mi>
                      <mi mathvariant="normal">w</mi>
                    </mrow>
                    <mi mathvariant="normal">≤</mi>
                    <mrow>
                      <mfenced open="∣" close="∣">
                        <mi mathvariant="normal">v</mi>
                      </mfenced>
                      <mi mathvariant="normal">⋅</mi>
                      <mfenced open="∣" close="∣">
                        <mi mathvariant="normal">w</mi>
                      </mfenced>
                    </mrow>
                  </mrow>
                </mtd>
              </mtr>
            </mtable>
          </mfenced>
        </mrow>
        <mi mathvariant="normal">≤</mi>
        <mtext/>
      </mrow>
    </mrow>
    <annotation encoding="StarMath 5.0">"" = {size *1.25 int from 0 to h ""} left ( u(y) - ℙu right ) left ( u(y) - v right ) `dy &lt;= left lbrace stack {"{Linjär algebra:" # "Couchys olikhet:" # v cdot w &lt;= abs v cdot abs w} right rbrace &lt;= ""</annotation>
  </semantics>
</math>
</file>

<file path=Object 33/content.xml><?xml version="1.0" encoding="utf-8"?>
<math xmlns="http://www.w3.org/1998/Math/MathML">
  <semantics>
    <mrow>
      <mrow>
        <mtext/>
        <mi mathvariant="normal">≤</mi>
        <msup>
          <mfenced open="" close="">
            <mrow>
              <mstyle mathsize="125%">
                <mrow>
                  <mrow>
                    <munderover>
                      <mi mathvariant="normal">∫</mi>
                      <mn>0</mn>
                      <mi mathvariant="normal">h</mi>
                    </munderover>
                    <mtext/>
                  </mrow>
                </mrow>
              </mstyle>
              <msup>
                <mfenced open="" close="">
                  <mrow>
                    <mi mathvariant="normal">u</mi>
                    <mrow>
                      <mrow>
                        <mo stretchy="false">(</mo>
                        <mi mathvariant="normal">y</mi>
                        <mo stretchy="false">)</mo>
                      </mrow>
                      <mi mathvariant="normal">−</mi>
                      <mi>ℙu</mi>
                    </mrow>
                  </mrow>
                </mfenced>
                <mn>2</mn>
              </msup>
              <mi/>
              <mi>dy</mi>
            </mrow>
          </mfenced>
          <mfrac>
            <mn>1</mn>
            <mn>2</mn>
          </mfrac>
        </msup>
      </mrow>
      <mrow>
        <mi/>
        <mi mathvariant="normal">⋅</mi>
        <mi/>
      </mrow>
      <mrow>
        <msup>
          <mfenced open="" close="">
            <mrow>
              <mstyle mathsize="125%">
                <mrow>
                  <mrow>
                    <munderover>
                      <mi mathvariant="normal">∫</mi>
                      <mn>0</mn>
                      <mi mathvariant="normal">h</mi>
                    </munderover>
                    <mtext/>
                  </mrow>
                </mrow>
              </mstyle>
              <msup>
                <mfenced open="" close="">
                  <mrow>
                    <mi mathvariant="normal">u</mi>
                    <mrow>
                      <mrow>
                        <mo stretchy="false">(</mo>
                        <mi mathvariant="normal">y</mi>
                        <mo stretchy="false">)</mo>
                      </mrow>
                      <mi mathvariant="normal">−</mi>
                      <mi mathvariant="normal">v</mi>
                    </mrow>
                  </mrow>
                </mfenced>
                <mn>2</mn>
              </msup>
              <mi/>
              <mi>dy</mi>
            </mrow>
          </mfenced>
          <mfrac>
            <mn>1</mn>
            <mn>2</mn>
          </mfrac>
        </msup>
        <mi mathvariant="normal">=</mi>
        <mtext/>
      </mrow>
    </mrow>
    <annotation encoding="StarMath 5.0">"" &lt;= left ( {size *1.25 int from 0 to h ""} left ( u(y) - ℙu right )^2 `dy right )^{1 over 2} ` cdot ` left ( {size *1.25 int from 0 to h ""} left ( u(y) - v right )^2 `dy right )^{1 over 2} = ""</annotation>
  </semantics>
</math>
</file>

<file path=Object 34/content.xml><?xml version="1.0" encoding="utf-8"?>
<math xmlns="http://www.w3.org/1998/Math/MathML">
  <semantics>
    <mrow>
      <mrow>
        <mtext/>
        <mi mathvariant="normal">=</mi>
        <mrow>
          <mi stretchy="false" mathvariant="normal">∥</mi>
          <mrow>
            <mi mathvariant="normal">u</mi>
            <mi mathvariant="normal">−</mi>
            <mi>ℙu</mi>
          </mrow>
          <mi stretchy="false" mathvariant="normal">∥</mi>
        </mrow>
      </mrow>
      <mrow>
        <mi/>
        <mi mathvariant="normal">⋅</mi>
        <mi/>
      </mrow>
      <mrow>
        <mi stretchy="false" mathvariant="normal">∥</mi>
        <mrow>
          <mi mathvariant="normal">u</mi>
          <mi mathvariant="normal">−</mi>
          <mi mathvariant="normal">v</mi>
        </mrow>
        <mi stretchy="false" mathvariant="normal">∥</mi>
      </mrow>
      <mi mathvariant="normal">⇒</mi>
      <mtext/>
    </mrow>
    <annotation encoding="StarMath 5.0">"" = ldline u - ℙu rdline `cdot` ldline u - v rdline drarrow ""</annotation>
  </semantics>
</math>
</file>

<file path=Object 35/content.xml><?xml version="1.0" encoding="utf-8"?>
<math xmlns="http://www.w3.org/1998/Math/MathML">
  <semantics>
    <mrow>
      <mtext/>
      <mi mathvariant="normal">⇒</mi>
      <mrow>
        <mrow>
          <mi stretchy="false" mathvariant="normal">∥</mi>
          <mrow>
            <mi mathvariant="normal">u</mi>
            <mi mathvariant="normal">−</mi>
            <mi>ℙu</mi>
          </mrow>
          <mi stretchy="false" mathvariant="normal">∥</mi>
        </mrow>
        <mi mathvariant="normal">≤</mi>
        <mrow>
          <mi stretchy="false" mathvariant="normal">∥</mi>
          <mrow>
            <mi mathvariant="normal">u</mi>
            <mi mathvariant="normal">−</mi>
            <mi mathvariant="normal">v</mi>
          </mrow>
          <mi stretchy="false" mathvariant="normal">∥</mi>
        </mrow>
      </mrow>
      <mi/>
      <mi mathvariant="normal">∀</mi>
      <mi mathvariant="normal">v</mi>
    </mrow>
    <annotation encoding="StarMath 5.0">"" drarrow ldline u - ℙu rdline &lt;= ldline u - v rdline ~ forall v</annotation>
  </semantics>
</math>
</file>

<file path=Object 36/content.xml><?xml version="1.0" encoding="utf-8"?>
<math xmlns="http://www.w3.org/1998/Math/MathML">
  <semantics>
    <mrow>
      <mphantom>
        <mstyle>
          <mrow>
            <mrow>
              <msub>
                <mover accent="true">
                  <mi mathvariant="normal">u</mi>
                  <mi mathvariant="normal">˙</mi>
                </mover>
                <mi>dt</mi>
              </msub>
              <mrow>
                <mrow>
                  <mo stretchy="false">(</mo>
                  <mi mathvariant="normal">t</mi>
                  <mo stretchy="false">)</mo>
                </mrow>
                <mi mathvariant="normal">−</mi>
                <mi mathvariant="normal">ƒ</mi>
              </mrow>
              <mrow>
                <mo stretchy="false">(</mo>
                <mi mathvariant="normal">t</mi>
                <mo stretchy="false">)</mo>
              </mrow>
            </mrow>
          </mrow>
        </mstyle>
      </mphantom>
      <mstyle mathvariant="monospace">
        <mrow>
          <mtext>≠</mtext>
        </mrow>
      </mstyle>
    </mrow>
    <annotation encoding="StarMath 5.0">phantom {{dot u}_dt (t) - ƒ(t)} font fixed "≠"</annotation>
  </semantics>
</math>
</file>

<file path=Object 4/content.xml><?xml version="1.0" encoding="utf-8"?>
<math xmlns="http://www.w3.org/1998/Math/MathML">
  <semantics>
    <mrow>
      <mi mathvariant="normal">u</mi>
      <mrow>
        <mrow>
          <mo stretchy="false">(</mo>
          <mi mathvariant="normal">t</mi>
          <mo stretchy="false">)</mo>
        </mrow>
        <mi mathvariant="normal">=</mi>
        <mstyle mathsize="125%">
          <mrow>
            <mrow>
              <munderover>
                <mi mathvariant="normal">∫</mi>
                <mn>0</mn>
                <mi mathvariant="normal">t</mi>
              </munderover>
              <mtext/>
            </mrow>
          </mrow>
        </mstyle>
      </mrow>
      <mi mathvariant="normal">ƒ</mi>
      <mrow>
        <mo stretchy="false">(</mo>
        <mi mathvariant="normal">s</mi>
        <mo stretchy="false">)</mo>
      </mrow>
      <mi/>
      <mi>ds</mi>
    </mrow>
    <annotation encoding="StarMath 5.0">u(t) = {size *1.25 int from 0 to t ""} ƒ(s) `ds</annotation>
  </semantics>
</math>
</file>

<file path=Object 5/content.xml><?xml version="1.0" encoding="utf-8"?>
<math xmlns="http://www.w3.org/1998/Math/MathML">
  <semantics>
    <mrow>
      <msub>
        <mi mathvariant="normal">u</mi>
        <mi>dt</mi>
      </msub>
      <mrow>
        <mrow>
          <mo stretchy="false">(</mo>
          <mi mathvariant="normal">t</mi>
          <mo stretchy="false">)</mo>
        </mrow>
        <mi mathvariant="normal">=</mi>
        <msup>
          <mi mathvariant="normal">u</mi>
          <mi mathvariant="normal">n</mi>
        </msup>
      </mrow>
      <mrow>
        <mfrac>
          <mrow>
            <msub>
              <mi mathvariant="normal">t</mi>
              <mrow>
                <mi mathvariant="normal">n</mi>
                <mo stretchy="false">+</mo>
                <mn>1</mn>
              </mrow>
            </msub>
            <mi mathvariant="normal">−</mi>
            <mi mathvariant="normal">t</mi>
          </mrow>
          <mi>dt</mi>
        </mfrac>
        <mo stretchy="false">+</mo>
        <msup>
          <mi mathvariant="normal">u</mi>
          <mrow>
            <mi mathvariant="normal">n</mi>
            <mo stretchy="false">+</mo>
            <mn>1</mn>
          </mrow>
        </msup>
      </mrow>
      <mfrac>
        <mrow>
          <mi mathvariant="normal">t</mi>
          <mi mathvariant="normal">−</mi>
          <msub>
            <mi mathvariant="normal">t</mi>
            <mi mathvariant="normal">n</mi>
          </msub>
        </mrow>
        <mi>dt</mi>
      </mfrac>
    </mrow>
    <annotation encoding="StarMath 5.0">u_dt (t) = u^n {{t_{n + 1} - t} over dt} + u^{n + 1} {{t - t_n}over dt}</annotation>
  </semantics>
</math>
</file>

<file path=Object 6/content.xml><?xml version="1.0" encoding="utf-8"?>
<math xmlns="http://www.w3.org/1998/Math/MathML">
  <semantics>
    <mrow>
      <mover accent="true">
        <mi mathvariant="normal">u</mi>
        <mi mathvariant="normal">˙</mi>
      </mover>
      <mrow>
        <mrow>
          <mo stretchy="false">(</mo>
          <mi mathvariant="normal">t</mi>
          <mo stretchy="false">)</mo>
        </mrow>
        <mi mathvariant="normal">−</mi>
        <mi mathvariant="normal">ƒ</mi>
      </mrow>
      <mrow>
        <mrow>
          <mo stretchy="false">(</mo>
          <mi mathvariant="normal">t</mi>
          <mo stretchy="false">)</mo>
        </mrow>
        <mi mathvariant="normal">=</mi>
        <mn>0</mn>
      </mrow>
    </mrow>
    <annotation encoding="StarMath 5.0">dot u (t) - ƒ(t) = 0</annotation>
  </semantics>
</math>
</file>

<file path=Object 7/content.xml><?xml version="1.0" encoding="utf-8"?>
<math xmlns="http://www.w3.org/1998/Math/MathML">
  <semantics>
    <mrow>
      <msub>
        <mover accent="true">
          <mi mathvariant="normal">u</mi>
          <mi mathvariant="normal">˙</mi>
        </mover>
        <mi>dt</mi>
      </msub>
      <mrow>
        <mrow>
          <mo stretchy="false">(</mo>
          <mi mathvariant="normal">t</mi>
          <mo stretchy="false">)</mo>
        </mrow>
        <mi mathvariant="normal">−</mi>
        <mi mathvariant="normal">ƒ</mi>
      </mrow>
      <mrow>
        <mo stretchy="false">(</mo>
        <mi mathvariant="normal">t</mi>
        <mo stretchy="false">)</mo>
      </mrow>
      <mtext>  </mtext>
      <mn>0</mn>
    </mrow>
    <annotation encoding="StarMath 5.0">{dot u}_dt (t) - ƒ(t) "  " 0</annotation>
  </semantics>
</math>
</file>

<file path=Object 8/content.xml><?xml version="1.0" encoding="utf-8"?>
<math xmlns="http://www.w3.org/1998/Math/MathML">
  <semantics>
    <mrow>
      <mphantom>
        <mstyle>
          <mrow>
            <mrow>
              <msub>
                <mover accent="true">
                  <mi mathvariant="normal">u</mi>
                  <mi mathvariant="normal">˙</mi>
                </mover>
                <mi>dt</mi>
              </msub>
              <mrow>
                <mrow>
                  <mo stretchy="false">(</mo>
                  <mi mathvariant="normal">t</mi>
                  <mo stretchy="false">)</mo>
                </mrow>
                <mi mathvariant="normal">−</mi>
                <mi mathvariant="normal">ƒ</mi>
              </mrow>
              <mrow>
                <mo stretchy="false">(</mo>
                <mi mathvariant="normal">t</mi>
                <mo stretchy="false">)</mo>
              </mrow>
            </mrow>
          </mrow>
        </mstyle>
      </mphantom>
      <mstyle mathvariant="monospace">
        <mrow>
          <mtext>=</mtext>
        </mrow>
      </mstyle>
    </mrow>
    <annotation encoding="StarMath 5.0">phantom {{dot u}_dt (t) - ƒ(t)} font fixed "="</annotation>
  </semantics>
</math>
</file>

<file path=Object 9/content.xml><?xml version="1.0" encoding="utf-8"?>
<math xmlns="http://www.w3.org/1998/Math/MathML">
  <semantics>
    <mrow>
      <mfenced open="∣" close="∣">
        <mrow>
          <msub>
            <mover accent="true">
              <mi mathvariant="normal">u</mi>
              <mi mathvariant="normal">˙</mi>
            </mover>
            <mi>dt</mi>
          </msub>
          <mrow>
            <mrow>
              <mo stretchy="false">(</mo>
              <mi mathvariant="normal">t</mi>
              <mo stretchy="false">)</mo>
            </mrow>
            <mi mathvariant="normal">−</mi>
            <mi mathvariant="normal">ƒ</mi>
          </mrow>
          <mrow>
            <mo stretchy="false">(</mo>
            <mi mathvariant="normal">t</mi>
            <mo stretchy="false">)</mo>
          </mrow>
        </mrow>
      </mfenced>
      <mrow>
        <mi/>
        <mi mathvariant="normal">=</mi>
        <mi/>
      </mrow>
      <mfenced open="∣" close="∣">
        <mrow>
          <mrow>
            <mfrac>
              <mrow>
                <msup>
                  <mi mathvariant="normal">u</mi>
                  <mrow>
                    <mi mathvariant="normal">n</mi>
                    <mo stretchy="false">+</mo>
                    <mn>1</mn>
                  </mrow>
                </msup>
                <mi mathvariant="normal">−</mi>
                <msup>
                  <mi mathvariant="normal">u</mi>
                  <mi mathvariant="normal">n</mi>
                </msup>
              </mrow>
              <mi>dt</mi>
            </mfrac>
            <mi mathvariant="normal">−</mi>
            <mi mathvariant="normal">ƒ</mi>
          </mrow>
          <mrow>
            <mo stretchy="false">(</mo>
            <mi mathvariant="normal">t</mi>
            <mo stretchy="false">)</mo>
          </mrow>
        </mrow>
      </mfenced>
      <mrow>
        <mi/>
        <mi mathvariant="normal">=</mi>
        <mi/>
      </mrow>
      <mtext>{</mtext>
      <mrow>
        <mo stretchy="false">(</mo>
        <mn>1</mn>
        <mo stretchy="false">)</mo>
      </mrow>
      <mtext>}</mtext>
      <mrow>
        <mi/>
        <mi mathvariant="normal">=</mi>
        <mi/>
      </mrow>
      <mfenced open="∣" close="∣">
        <mrow>
          <mi mathvariant="normal">ƒ</mi>
          <mrow>
            <mrow>
              <mo stretchy="false">(</mo>
              <msub>
                <mi mathvariant="normal">t</mi>
                <mi mathvariant="normal">n</mi>
              </msub>
              <mo stretchy="false">)</mo>
            </mrow>
            <mi mathvariant="normal">−</mi>
            <mi mathvariant="normal">ƒ</mi>
          </mrow>
          <mrow>
            <mo stretchy="false">(</mo>
            <mi mathvariant="normal">t</mi>
            <mo stretchy="false">)</mo>
          </mrow>
        </mrow>
      </mfenced>
      <mrow>
        <mi/>
        <mi mathvariant="normal">≤</mi>
        <mi/>
      </mrow>
      <mi mathvariant="normal">L</mi>
      <mi>dt</mi>
    </mrow>
    <annotation encoding="StarMath 5.0">abs{{dot u}_dt (t) - ƒ(t)} ~=~ abs{{{u^{n + 1} - u^n} over dt} - ƒ(t)} ~=~ "{"(1)"}" ~=~ 
abs{ƒ(t_n) - ƒ(t)} ~&lt;=~ L dt</annotation>
  </semantics>
</math>
</file>